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5pt"/>
    </style:style>
    <style:style style:name="co2" style:family="table-column">
      <style:table-column-properties fo:break-before="auto" style:column-width="159.51pt"/>
    </style:style>
    <style:style style:name="co3" style:family="table-column">
      <style:table-column-properties fo:break-before="auto" style:column-width="12.7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50.8pt"/>
    </style:style>
    <style:style style:name="co6" style:family="table-column">
      <style:table-column-properties fo:break-before="auto" style:column-width="107.8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13.24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15.34pt" fo:break-before="auto" style:use-optimal-row-height="true"/>
    </style:style>
    <style:style style:name="ta1" style:family="table" style:master-page-name="PageStyle_5f_Blank_20_Weekly_20_Sheet">
      <style:table-properties table:display="true" style:writing-mode="lr-tb"/>
    </style:style>
    <style:style style:name="ta2" style:family="table" style:master-page-name="PageStyle_5f_Date_20_Formatting_20_String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1859c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7933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729fcf" fo:border="0.06pt solid #000000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fo:background-color="#dbeef4" style:diagonal-bl-tr="none" style:diagonal-tl-br="none" fo:border="none" style:rotation-align="none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0" style:family="table-cell" style:parent-style-name="Default">
      <style:table-cell-properties fo:border-bottom="0.06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77933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729fcf" fo:border-left="0.06pt solid #000000" fo:border-right="none" fo:border-top="0.06pt solid #000000"/>
    </style:style>
    <style:style style:name="ce114" style:family="table-cell" style:parent-style-name="Default">
      <style:table-cell-properties fo:border-bottom="0.06pt solid #000000" fo:background-color="#b7dee8" fo:border-left="0.06pt solid #000000" fo:border-right="none" fo:border-top="0.06pt solid #000000"/>
    </style:style>
    <style:style style:name="ce115" style:family="table-cell" style:parent-style-name="Default">
      <style:table-cell-properties fo:border-bottom="none" fo:background-color="#ff7b59" style:diagonal-bl-tr="none" style:diagonal-tl-br="none" fo:border-left="0.06pt solid #000000" fo:border-right="none" style:rotation-align="none" fo:border-top="0.06pt solid #000000"/>
      <style:text-properties fo:color="#000000"/>
    </style:style>
    <style:style style:name="ce116" style:family="table-cell" style:parent-style-name="Default">
      <style:table-cell-properties fo:border-bottom="none" fo:background-color="#ff7b59" fo:border-left="0.06pt solid #000000" fo:border-right="none" fo:border-top="none"/>
      <style:text-properties fo:color="#000000" fo:font-size="10pt" style:font-size-asian="10pt" style:font-size-complex="10pt"/>
    </style:style>
    <style:style style:name="ce117" style:family="table-cell" style:parent-style-name="Default">
      <style:table-cell-properties fo:border-bottom="0.06pt solid #000000" fo:background-color="#ff7b59" style:diagonal-bl-tr="none" style:diagonal-tl-br="none" fo:border-left="0.06pt solid #000000" fo:border-right="none" style:rotation-align="none" fo:border-top="none"/>
      <style:text-properties fo:color="#000000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f819e" style:diagonal-bl-tr="none" style:diagonal-tl-br="none" fo:border-left="0.06pt solid #000000" fo:border-right="none" style:rotation-align="none" fo:border-top="0.06pt solid #000000"/>
      <style:text-properties fo:color="#000000"/>
    </style:style>
    <style:style style:name="ce119" style:family="table-cell" style:parent-style-name="Default">
      <style:table-cell-properties fo:border-bottom="none" fo:background-color="#bf819e" fo:border-left="0.06pt solid #000000" fo:border-right="none" fo:border-top="none"/>
      <style:text-properties fo:color="#000000" fo:font-size="10pt" style:font-size-asian="10pt" style:font-size-complex="10pt"/>
    </style:style>
    <style:style style:name="ce120" style:family="table-cell" style:parent-style-name="Default">
      <style:table-cell-properties fo:border-bottom="none" fo:background-color="#bf819e" style:diagonal-bl-tr="none" style:diagonal-tl-br="none" fo:border-left="0.06pt solid #000000" fo:border-right="none" style:rotation-align="none" fo:border-top="none"/>
      <style:text-properties fo:color="#000000" fo:font-size="10pt" style:font-size-asian="10pt" style:font-size-complex="10pt"/>
    </style:style>
    <style:style style:name="ce121" style:family="table-cell" style:parent-style-name="Default">
      <style:table-cell-properties fo:border-bottom="none" fo:background-color="#bf819e" style:diagonal-bl-tr="none" style:diagonal-tl-br="none" fo:border-left="0.06pt solid #000000" fo:border-right="none" style:rotation-align="none" fo:border-top="none"/>
      <style:text-properties fo:color="#000000"/>
    </style:style>
    <style:style style:name="ce122" style:family="table-cell" style:parent-style-name="Default">
      <style:table-cell-properties fo:border-bottom="0.06pt solid #000000" fo:background-color="#bf819e" style:diagonal-bl-tr="none" style:diagonal-tl-br="none" fo:border-left="0.06pt solid #000000" fo:border-right="none" style:rotation-align="none" fo:border-top="none"/>
      <style:text-properties fo:color="#000000"/>
    </style:style>
    <style:style style:name="ce123" style:family="table-cell" style:parent-style-name="Default">
      <style:table-cell-properties fo:border-bottom="none" fo:background-color="#ffe994" style:diagonal-bl-tr="none" style:diagonal-tl-br="none" fo:border-left="0.06pt solid #000000" fo:border-right="none" style:rotation-align="none" fo:border-top="0.06pt solid #000000"/>
      <style:text-properties fo:color="#000000"/>
    </style:style>
    <style:style style:name="ce124" style:family="table-cell" style:parent-style-name="Default">
      <style:table-cell-properties fo:border-bottom="none" fo:background-color="#ffe994" style:diagonal-bl-tr="none" style:diagonal-tl-br="none" fo:border-left="0.06pt solid #000000" fo:border-right="none" style:rotation-align="none" fo:border-top="none"/>
      <style:text-properties fo:color="#000000"/>
    </style:style>
    <style:style style:name="ce125" style:family="table-cell" style:parent-style-name="Default">
      <style:table-cell-properties fo:border-bottom="0.06pt solid #000000" fo:background-color="#ffe994" style:diagonal-bl-tr="none" style:diagonal-tl-br="none" fo:border-left="0.06pt solid #000000" fo:border-right="none" style:rotation-align="none" fo:border-top="none"/>
      <style:text-properties fo:color="#000000"/>
    </style:style>
    <style:style style:name="ce126" style:family="table-cell" style:parent-style-name="Default">
      <style:table-cell-properties fo:border-bottom="none" fo:background-color="#1ddddd" style:diagonal-bl-tr="none" style:diagonal-tl-br="none" fo:border-left="0.06pt solid #000000" fo:border-right="none" style:rotation-align="none" fo:border-top="0.06pt solid #000000"/>
      <style:text-properties fo:color="#000000"/>
    </style:style>
    <style:style style:name="ce127" style:family="table-cell" style:parent-style-name="Default">
      <style:table-cell-properties fo:border-bottom="none" fo:background-color="#1ddddd" style:diagonal-bl-tr="none" style:diagonal-tl-br="none" fo:border-left="0.06pt solid #000000" fo:border-right="none" style:rotation-align="none" fo:border-top="none"/>
      <style:text-properties fo:color="#000000"/>
    </style:style>
    <style:style style:name="ce128" style:family="table-cell" style:parent-style-name="Default">
      <style:table-cell-properties fo:border-bottom="0.06pt solid #000000" fo:background-color="#1ddddd" style:diagonal-bl-tr="none" style:diagonal-tl-br="none" fo:border-left="0.06pt solid #000000" fo:border-right="none" style:rotation-align="none" fo:border-top="none"/>
      <style:text-properties fo:color="#000000"/>
    </style:style>
    <style:style style:name="ce129" style:family="table-cell" style:parent-style-name="Default">
      <style:table-cell-properties fo:border-bottom="none" fo:background-color="#afd095" style:diagonal-bl-tr="none" style:diagonal-tl-br="none" fo:border-left="0.06pt solid #000000" fo:border-right="none" style:rotation-align="none" fo:border-top="0.06pt solid #000000"/>
      <style:text-properties fo:color="#000000"/>
    </style:style>
    <style:style style:name="ce130" style:family="table-cell" style:parent-style-name="Default">
      <style:table-cell-properties fo:border-bottom="none" fo:background-color="#afd095" style:diagonal-bl-tr="none" style:diagonal-tl-br="none" fo:border-left="0.06pt solid #000000" fo:border-right="none" style:rotation-align="none" fo:border-top="none"/>
      <style:text-properties fo:color="#000000"/>
    </style:style>
    <style:style style:name="ce131" style:family="table-cell" style:parent-style-name="Default">
      <style:table-cell-properties fo:border-bottom="0.06pt solid #000000" fo:background-color="#afd095" style:diagonal-bl-tr="none" style:diagonal-tl-br="none" fo:border-left="0.06pt solid #000000" fo:border-right="none" style:rotation-align="none" fo:border-top="none"/>
      <style:text-properties fo:color="#000000"/>
    </style:style>
    <style:style style:name="ce132" style:family="table-cell" style:parent-style-name="Default">
      <style:table-cell-properties fo:border-bottom="none" fo:background-color="#e575d2" style:diagonal-bl-tr="none" style:diagonal-tl-br="none" fo:border-left="0.06pt solid #000000" fo:border-right="none" style:rotation-align="none" fo:border-top="0.06pt solid #000000"/>
      <style:text-properties fo:color="#000000"/>
    </style:style>
    <style:style style:name="ce133" style:family="table-cell" style:parent-style-name="Default">
      <style:table-cell-properties fo:border-bottom="none" fo:background-color="#e575d2" style:diagonal-bl-tr="none" style:diagonal-tl-br="none" fo:border-left="0.06pt solid #000000" fo:border-right="none" style:rotation-align="none" fo:border-top="none"/>
      <style:text-properties fo:color="#000000"/>
    </style:style>
    <style:style style:name="ce134" style:family="table-cell" style:parent-style-name="Default">
      <style:table-cell-properties fo:border-bottom="0.06pt solid #000000" fo:background-color="#e575d2" style:diagonal-bl-tr="none" style:diagonal-tl-br="none" fo:border-left="0.06pt solid #000000" fo:border-right="none" style:rotation-align="none" fo:border-top="none"/>
      <style:text-properties fo:color="#000000"/>
    </style:style>
    <style:style style:name="ce27" style:family="table-cell" style:parent-style-name="Default" style:data-style-name="N38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fo:background-color="#5983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1859c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77933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77933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729fcf" fo:border-left="none" fo:border-right="none" fo:border-top="0.06pt solid #000000"/>
      <style:text-properties fo:color="#3465a4" fo:font-size="10pt" style:font-size-asian="10pt" style:font-size-complex="10pt"/>
    </style:style>
    <style:style style:name="ce142" style:family="table-cell" style:parent-style-name="Default">
      <style:table-cell-properties fo:border-bottom="0.06pt solid #000000" fo:background-color="#b7dee8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4">
      <style:table-cell-properties fo:border-bottom="none" fo:background-color="#ff7b59" style:diagonal-bl-tr="none" style:diagonal-tl-br="none" style:text-align-source="fix" style:repeat-content="false" fo:border-left="none" fo:border-right="0.06pt solid #000000" style:rotation-align="none" fo:border-top="0.06pt solid #000000"/>
      <style:paragraph-properties fo:text-align="start" fo:margin-left="0pt"/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order-bottom="none" fo:background-color="#ff7b59" fo:border-left="none" fo:border-right="0.06pt solid #000000" fo:border-top="none"/>
      <style:text-properties fo:color="#000000" fo:font-size="10pt" style:font-size-asian="10pt" style:font-size-complex="10pt"/>
    </style:style>
    <style:style style:name="ce145" style:family="table-cell" style:parent-style-name="Default">
      <style:table-cell-properties fo:border-bottom="0.06pt solid #000000" fo:background-color="#ff7b59" fo:border-left="none" fo:border-right="0.06pt solid #000000" fo:border-top="none"/>
      <style:text-properties fo:color="#000000" fo:font-size="10pt" style:font-size-asian="10pt" style:font-size-complex="10pt"/>
    </style:style>
    <style:style style:name="ce146" style:family="table-cell" style:parent-style-name="Default" style:data-style-name="N4">
      <style:table-cell-properties fo:border-bottom="none" fo:background-color="#bf819e" style:diagonal-bl-tr="none" style:diagonal-tl-br="none" style:text-align-source="fix" style:repeat-content="false" fo:border-left="none" fo:border-right="0.06pt solid #000000" style:rotation-align="none" fo:border-top="0.06pt solid #000000"/>
      <style:paragraph-properties fo:text-align="start" fo:margin-left="0pt"/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border-bottom="none" fo:background-color="#bf819e" fo:border-left="none" fo:border-right="0.06pt solid #000000" fo:border-top="none"/>
      <style:text-properties fo:color="#000000" fo:font-size="10pt" style:font-size-asian="10pt" style:font-size-complex="10pt"/>
    </style:style>
    <style:style style:name="ce148" style:family="table-cell" style:parent-style-name="Default">
      <style:table-cell-properties fo:border-bottom="0.06pt solid #000000" fo:background-color="#bf819e" fo:border-left="none" fo:border-right="0.06pt solid #000000" fo:border-top="none"/>
      <style:text-properties fo:color="#000000" fo:font-size="10pt" style:font-size-asian="10pt" style:font-size-complex="10pt"/>
    </style:style>
    <style:style style:name="ce149" style:family="table-cell" style:parent-style-name="Default">
      <style:table-cell-properties fo:border-bottom="none" fo:background-color="#ffe994" style:diagonal-bl-tr="none" style:diagonal-tl-br="none" fo:border-left="none" fo:border-right="0.06pt solid #000000" style:rotation-align="none" fo:border-top="0.06pt solid #000000"/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order-bottom="none" fo:background-color="#ffe994" style:diagonal-bl-tr="none" style:diagonal-tl-br="none" fo:border-left="none" fo:border-right="0.06pt solid #000000" style:rotation-align="none" fo:border-top="none"/>
      <style:text-properties fo:color="#000000" fo:font-size="10pt" style:font-size-asian="10pt" style:font-size-complex="10pt"/>
    </style:style>
    <style:style style:name="ce151" style:family="table-cell" style:parent-style-name="Default">
      <style:table-cell-properties fo:border-bottom="0.06pt solid #000000" fo:background-color="#ffe994" style:diagonal-bl-tr="none" style:diagonal-tl-br="none" fo:border-left="none" fo:border-right="0.06pt solid #000000" style:rotation-align="none" fo:border-top="none"/>
      <style:text-properties fo:color="#000000" fo:font-size="10pt" style:font-size-asian="10pt" style:font-size-complex="10pt"/>
    </style:style>
    <style:style style:name="ce152" style:family="table-cell" style:parent-style-name="Default">
      <style:table-cell-properties fo:border-bottom="none" fo:background-color="#1ddddd" style:diagonal-bl-tr="none" style:diagonal-tl-br="none" fo:border-left="none" fo:border-right="0.06pt solid #000000" style:rotation-align="none" fo:border-top="0.06pt solid #000000"/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order-bottom="none" fo:background-color="#1ddddd" style:diagonal-bl-tr="none" style:diagonal-tl-br="none" fo:border-left="none" fo:border-right="0.06pt solid #000000" style:rotation-align="none" fo:border-top="none"/>
      <style:text-properties fo:color="#000000" fo:font-size="10pt" style:font-size-asian="10pt" style:font-size-complex="10pt"/>
    </style:style>
    <style:style style:name="ce154" style:family="table-cell" style:parent-style-name="Default">
      <style:table-cell-properties fo:border-bottom="0.06pt solid #000000" fo:background-color="#1ddddd" style:diagonal-bl-tr="none" style:diagonal-tl-br="none" fo:border-left="none" fo:border-right="0.06pt solid #000000" style:rotation-align="none" fo:border-top="none"/>
      <style:text-properties fo:color="#000000" fo:font-size="10pt" style:font-size-asian="10pt" style:font-size-complex="10pt"/>
    </style:style>
    <style:style style:name="ce155" style:family="table-cell" style:parent-style-name="Default">
      <style:table-cell-properties fo:border-bottom="none" fo:background-color="#afd095" style:diagonal-bl-tr="none" style:diagonal-tl-br="none" fo:border-left="none" fo:border-right="0.06pt solid #000000" style:rotation-align="none" fo:border-top="0.06pt solid #000000"/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order-bottom="none" fo:background-color="#afd095" style:diagonal-bl-tr="none" style:diagonal-tl-br="none" fo:border-left="none" fo:border-right="0.06pt solid #000000" style:rotation-align="none" fo:border-top="none"/>
      <style:text-properties fo:color="#000000" fo:font-size="10pt" style:font-size-asian="10pt" style:font-size-complex="10pt"/>
    </style:style>
    <style:style style:name="ce157" style:family="table-cell" style:parent-style-name="Default">
      <style:table-cell-properties fo:border-bottom="0.06pt solid #000000" fo:background-color="#afd095" style:diagonal-bl-tr="none" style:diagonal-tl-br="none" fo:border-left="none" fo:border-right="0.06pt solid #000000" style:rotation-align="none" fo:border-top="none"/>
      <style:text-properties fo:color="#000000" fo:font-size="10pt" style:font-size-asian="10pt" style:font-size-complex="10pt"/>
    </style:style>
    <style:style style:name="ce158" style:family="table-cell" style:parent-style-name="Default">
      <style:table-cell-properties fo:border-bottom="none" fo:background-color="#e575d2" style:diagonal-bl-tr="none" style:diagonal-tl-br="none" fo:border-left="none" fo:border-right="0.06pt solid #000000" style:rotation-align="none" fo:border-top="0.06pt solid #000000"/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ce159" style:family="table-cell" style:parent-style-name="Default">
      <style:table-cell-properties fo:border-bottom="none" fo:background-color="#e575d2" style:diagonal-bl-tr="none" style:diagonal-tl-br="none" fo:border-left="none" fo:border-right="0.06pt solid #000000" style:rotation-align="none" fo:border-top="none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fo:border-bottom="0.06pt solid #000000" fo:background-color="#e575d2" style:diagonal-bl-tr="none" style:diagonal-tl-br="none" fo:border-left="none" fo:border-right="0.06pt solid #000000" style:rotation-align="none" fo:border-top="none"/>
      <style:text-properties fo:color="#000000" fo:font-size="10pt" style:font-size-asian="10pt" style:font-size-complex="10pt"/>
    </style:style>
    <style:style style:name="ce4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49" style:family="table-cell" style:parent-style-name="Default">
      <style:table-cell-properties fo:border-bottom="none" fo:background-color="#dddddd" style:diagonal-bl-tr="none" style:diagonal-tl-br="none" fo:border-left="0.06pt solid #000000" fo:border-right="0.06pt solid #000000" style:rotation-align="none" fo:border-top="none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5983b0" style:text-align-source="fix" style:repeat-content="false"/>
      <style:paragraph-properties fo:text-align="center" fo:margin-left="0pt"/>
      <style:text-properties fo:color="#ffffff"/>
    </style:style>
    <style:style style:name="ce52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1859c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SEVEN(MONTH([.E$6])))" style:apply-style-name="ConditionalStyle_5f_2" style:base-cell-address="'Blank Weekly Sheet'.E4"/>
    </style:style>
    <style:style style:name="ce53" style:family="table-cell" style:parent-style-name="Default" style:data-style-name="N126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EVEN(MONTH([.E$6])))" style:apply-style-name="ConditionalStyle_5f_3" style:base-cell-address="'Blank Weekly Sheet'.E5"/>
    </style:style>
    <style:style style:name="ce54" style:family="table-cell" style:parent-style-name="Normal_20_3" style:data-style-name="N125">
      <style:table-cell-properties fo:border-bottom="0.06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SEVEN(MONTH([.E$6])))" style:apply-style-name="ConditionalStyle_5f_3" style:base-cell-address="'Blank Weekly Sheet'.E5"/>
    </style:style>
    <style:style style:name="ce57" style:family="table-cell" style:parent-style-name="Default">
      <style:table-cell-properties fo:background-color="#ff7b59"/>
      <style:text-properties fo:font-size="10pt" style:font-size-asian="10pt" style:font-size-complex="10pt"/>
    </style:style>
    <style:style style:name="ce170" style:family="table-cell" style:parent-style-name="Default">
      <style:table-cell-properties fo:border-bottom="0.06pt solid #000000" fo:background-color="#93cddd" fo:border-left="none" fo:border-right="none" fo:border-top="none"/>
    </style:style>
    <style:style style:name="ce56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 style:data-style-name="N4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59" style:family="table-cell" style:parent-style-name="Default" style:data-style-name="N4">
      <style:table-cell-properties style:diagonal-bl-tr="none" style:diagonal-tl-br="none" fo:border="none" style:rotation-align="none"/>
    </style:style>
    <style:style style:name="ce60" style:family="table-cell" style:parent-style-name="Default" style:data-style-name="N4">
      <style:table-cell-properties fo:background-color="#c3d69b" style:diagonal-bl-tr="none" style:diagonal-tl-br="none" fo:border="none" style:rotation-align="none"/>
    </style:style>
    <style:style style:name="ce61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125">
      <style:table-cell-properties fo:border-bottom="0.06pt solid #000000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map style:condition="is-true-formula(ISEVEN(MONTH([.E$6])))" style:apply-style-name="ConditionalStyle_5f_3" style:base-cell-address="'Blank Weekly Sheet'.E5"/>
    </style:style>
    <style:style style:name="ce64" style:family="table-cell" style:parent-style-name="Default" style:data-style-name="N4">
      <style:table-cell-properties style:diagonal-bl-tr="none" style:diagonal-tl-br="none" fo:border="none" style:rotation-align="none"/>
      <style:text-properties fo:font-size="10pt" style:font-size-asian="10pt" style:font-size-complex="10pt"/>
      <style:map style:condition="is-true-formula(MONTH([.F$6])&lt;&gt;MONTH([.E$6]))" style:apply-style-name="ConditionalStyle_5f_1" style:base-cell-address="'Blank Weekly Sheet'.F8"/>
    </style:style>
    <style:style style:name="ce65" style:family="table-cell" style:parent-style-name="Default" style:data-style-name="N126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diagonal-bl-tr="none" style:diagonal-tl-br="none" fo:border="none" style:rotation-align="none"/>
      <style:text-properties fo:color="#ffffff"/>
    </style:style>
    <style:style style:name="ce183" style:family="table-cell" style:parent-style-name="Default">
      <style:table-cell-properties fo:background-color="#bf819e" fo:border="none"/>
      <style:text-properties fo:font-size="10pt" style:font-size-asian="10pt" style:font-size-complex="10pt"/>
    </style:style>
    <style:style style:name="ce184" style:family="table-cell" style:parent-style-name="Default" style:data-style-name="N4">
      <style:table-cell-properties fo:border-bottom="0.06pt solid #000000" fo:background-color="#b7dee8" style:diagonal-bl-tr="none" style:diagonal-tl-br="none" style:text-align-source="fix" style:repeat-content="false" fo:border-left="none" fo:border-right="0.99pt ridge #d621b8" style:rotation-angle="270" style:rotation-align="none" fo:border-top="none" style:vertical-align="top"/>
      <style:paragraph-properties fo:text-align="center" fo:margin-left="0pt"/>
      <style:map style:condition="is-true-formula(MONTH([.F$6])&lt;&gt;MONTH([.E$6]))" style:apply-style-name="ConditionalStyle_5f_1" style:base-cell-address="'Blank Weekly Sheet'.F8"/>
    </style:style>
    <style:style style:name="ce185" style:family="table-cell" style:parent-style-name="Default">
      <style:table-cell-properties fo:background-color="#ff7b59"/>
      <style:text-properties fo:font-size="10pt" fo:font-style="italic" style:font-size-asian="10pt" style:font-style-asian="italic" style:font-size-complex="10pt" style:font-style-complex="italic"/>
    </style:style>
    <style:style style:name="ce189" style:family="table-cell" style:parent-style-name="Default">
      <style:table-cell-properties fo:background-color="#bf819e" fo:border="none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0.06pt solid #000000" fo:background-color="#93cddd" style:text-align-source="fix" style:repeat-content="false" fo:border-left="none" fo:border-right="none" fo:border-top="none" style:vertical-align="top"/>
      <style:paragraph-properties fo:text-align="center"/>
    </style:style>
    <style:style style:name="ce77" style:family="table-cell" style:parent-style-name="Default" style:data-style-name="N125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ISEVEN(MONTH([.E$6])))" style:apply-style-name="ConditionalStyle_5f_3" style:base-cell-address="'Blank Weekly Sheet'.E5"/>
    </style:style>
    <style:style style:name="ce78" style:family="table-cell" style:parent-style-name="Default">
      <style:text-properties fo:color="#729fcf"/>
    </style:style>
    <style:style style:name="ce79" style:family="table-cell" style:parent-style-name="Default" style:data-style-name="N4">
      <style:table-cell-properties fo:background-color="#bf819e" style:diagonal-bl-tr="none" style:diagonal-tl-br="none" fo:border="none" style:rotation-align="none"/>
      <style:text-properties fo:font-size="10pt" style:font-size-asian="10pt" style:font-size-complex="10pt"/>
      <style:map style:condition="is-true-formula(MONTH([.F$6])&lt;&gt;MONTH([.E$6]))" style:apply-style-name="ConditionalStyle_5f_1" style:base-cell-address="'Blank Weekly Sheet'.F8"/>
    </style:style>
    <style:style style:name="ce192" style:family="table-cell" style:parent-style-name="Default" style:data-style-name="N4">
      <style:table-cell-properties fo:background-color="#bf819e" style:diagonal-bl-tr="none" style:diagonal-tl-br="none" fo:border="none" style:rotation-align="none"/>
      <style:text-properties fo:font-size="10pt" fo:font-style="italic" style:font-size-asian="10pt" style:font-style-asian="italic" style:font-size-complex="10pt" style:font-style-complex="italic"/>
      <style:map style:condition="is-true-formula(MONTH([.F$6])&lt;&gt;MONTH([.E$6]))" style:apply-style-name="ConditionalStyle_5f_1" style:base-cell-address="'Blank Weekly Sheet'.F8"/>
    </style:style>
    <style:style style:name="ce83" style:family="table-cell" style:parent-style-name="Default">
      <style:table-cell-properties fo:background-color="#ffe994" style:diagonal-bl-tr="none" style:diagonal-tl-br="none" fo:border="none" style:rotation-align="none"/>
      <style:text-properties fo:font-size="10pt" style:font-size-asian="10pt" style:font-size-complex="10pt"/>
      <style:map style:condition="is-true-formula(MONTH([.F$6])&lt;&gt;MONTH([.E$6]))" style:apply-style-name="ConditionalStyle_5f_1" style:base-cell-address="'Blank Weekly Sheet'.F8"/>
    </style:style>
    <style:style style:name="ce86" style:family="table-cell" style:parent-style-name="Default" style:data-style-name="N4">
      <style:table-cell-properties fo:background-color="#1ddddd" style:diagonal-bl-tr="none" style:diagonal-tl-br="none" fo:border="none" style:rotation-align="none"/>
      <style:text-properties fo:font-size="10pt" style:font-size-asian="10pt" style:font-size-complex="10pt"/>
    </style:style>
    <style:style style:name="ce195" style:family="table-cell" style:parent-style-name="Default">
      <style:table-cell-properties fo:background-color="#ffe994"/>
    </style:style>
    <style:style style:name="ce85" style:family="table-cell" style:parent-style-name="Default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87" style:family="table-cell" style:parent-style-name="Default" style:data-style-name="N4">
      <style:table-cell-properties fo:background-color="#1ddddd" style:diagonal-bl-tr="none" style:diagonal-tl-br="none" fo:border="none" style:rotation-align="none"/>
    </style:style>
    <style:style style:name="ce88" style:family="table-cell" style:parent-style-name="Default" style:data-style-name="N4">
      <style:table-cell-properties fo:background-color="#afd095" style:diagonal-bl-tr="none" style:diagonal-tl-br="none" fo:border="none" style:rotation-align="none"/>
    </style:style>
    <style:style style:name="ce202" style:family="table-cell" style:parent-style-name="Default">
      <style:table-cell-properties fo:background-color="#afd095"/>
    </style:style>
    <style:style style:name="ce90" style:family="table-cell" style:parent-style-name="Default" style:data-style-name="N4">
      <style:table-cell-properties style:diagonal-bl-tr="none" style:diagonal-tl-br="none" fo:border="none" style:rotation-align="none"/>
      <style:map style:condition="is-true-formula(MONTH([.F$6])&lt;&gt;MONTH([.E$6]))" style:apply-style-name="ConditionalStyle_5f_1" style:base-cell-address="'Blank Weekly Sheet'.F8"/>
    </style:style>
    <style:style style:name="ce92" style:family="table-cell" style:parent-style-name="Default" style:data-style-name="N4">
      <style:table-cell-properties fo:background-color="#e575d2" style:diagonal-bl-tr="none" style:diagonal-tl-br="none" fo:border="none" style:rotation-align="none"/>
    </style:style>
    <style:style style:name="ce203" style:family="table-cell" style:parent-style-name="Default" style:data-style-name="N4">
      <style:table-cell-properties fo:border-bottom="0.06pt solid #000000" fo:background-color="#93cddd" style:diagonal-bl-tr="none" style:diagonal-tl-br="none" style:text-align-source="fix" style:repeat-content="false" fo:border-left="none" fo:border-right="0.99pt ridge #d621b8" style:rotation-angle="270" style:rotation-align="none" fo:border-top="none" style:vertical-align="top"/>
      <style:paragraph-properties fo:text-align="center" fo:margin-left="0pt"/>
      <style:map style:condition="is-true-formula(MONTH([.F$6])&lt;&gt;MONTH([.E$6]))" style:apply-style-name="ConditionalStyle_5f_1" style:base-cell-address="'Blank Weekly Sheet'.F8"/>
    </style:style>
    <style:style style:name="ce204" style:family="table-cell" style:parent-style-name="Default" style:data-style-name="N4">
      <style:table-cell-properties fo:background-color="#dee7e5" style:diagonal-bl-tr="none" style:diagonal-tl-br="none" fo:border="none" style:rotation-align="none"/>
      <style:text-properties fo:font-size="10pt" fo:font-style="italic" style:font-size-asian="10pt" style:font-style-asian="italic" style:font-size-complex="10pt" style:font-style-complex="italic"/>
    </style:style>
    <style:style style:name="ce93" style:family="table-cell" style:parent-style-name="Default" style:data-style-name="N4">
      <style:table-cell-properties fo:background-color="#dee7e5" style:diagonal-bl-tr="none" style:diagonal-tl-br="none" fo:border="none" style:rotation-align="none"/>
    </style:style>
    <style:style style:name="ce214" style:family="table-cell" style:parent-style-name="Default" style:data-style-name="N4">
      <style:table-cell-properties fo:border-bottom="0.06pt solid #000000" fo:background-color="#e575d2" style:diagonal-bl-tr="none" style:diagonal-tl-br="none" style:text-align-source="fix" style:repeat-content="false" fo:border-left="none" fo:border-right="0.99pt ridge #d621b8" style:rotation-angle="270" style:rotation-align="none" fo:border-top="none" style:vertical-align="top"/>
      <style:paragraph-properties fo:text-align="center"/>
      <style:map style:condition="is-true-formula(MONTH([.F$6])&lt;&gt;MONTH([.E$6]))" style:apply-style-name="ConditionalStyle_5f_1" style:base-cell-address="'Blank Weekly Sheet'.F8"/>
    </style:style>
    <style:style style:name="ce207" style:family="table-cell" style:parent-style-name="Default" style:data-style-name="N4">
      <style:table-cell-properties fo:border-bottom="0.06pt solid #000000" fo:background-color="#b7dee8" style:diagonal-bl-tr="none" style:diagonal-tl-br="none" style:text-align-source="fix" style:repeat-content="false" fo:border-left="none" fo:border-right="0.99pt ridge #d621b8" style:rotation-angle="270" style:rotation-align="none" fo:border-top="none" style:vertical-align="top"/>
      <style:paragraph-properties fo:text-align="center"/>
      <style:map style:condition="is-true-formula(MONTH([.F$6])&lt;&gt;MONTH([.E$6]))" style:apply-style-name="ConditionalStyle_5f_1" style:base-cell-address="'Blank Weekly Sheet'.F8"/>
    </style:style>
    <style:style style:name="ce94" style:family="table-cell" style:parent-style-name="Default">
      <style:table-cell-properties fo:background-color="#dee6ef"/>
    </style:style>
    <style:style style:name="ce95" style:family="table-cell" style:parent-style-name="Default" style:data-style-name="N4">
      <style:table-cell-properties fo:background-color="#dee6ef" style:diagonal-bl-tr="none" style:diagonal-tl-br="none" fo:border="none" style:rotation-align="none"/>
      <style:map style:condition="is-true-formula(MONTH([.F$6])&lt;&gt;MONTH([.E$6]))" style:apply-style-name="ConditionalStyle_5f_1" style:base-cell-address="'Blank Weekly Sheet'.F8"/>
    </style:style>
    <style:style style:name="ce96" style:family="table-cell" style:parent-style-name="Default" style:data-style-name="N4">
      <style:table-cell-properties fo:background-color="#dee6ef" style:diagonal-bl-tr="none" style:diagonal-tl-br="none" fo:border="none" style:rotation-align="none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rotation-align="none"/>
    </style:style>
    <style:style style:name="ce9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rotation-align="none"/>
    </style:style>
    <style:style style:name="ce102" style:family="table-cell" style:parent-style-name="Default">
      <style:table-cell-properties style:rotation-align="none"/>
      <style:text-properties fo:color="#95373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nk Weekly Sheet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19" table:default-cell-style-name="ce7"/>
        <table:table-row table:style-name="ro1">
          <table:table-cell table:style-name="ce1"/>
          <table:table-cell table:style-name="ce9"/>
          <table:table-cell table:style-name="ce27" table:number-columns-repeated="2"/>
          <table:table-cell table:style-name="ce1"/>
          <table:table-cell table:style-name="ce61" table:formula="of:=[.C2]" office:value-type="date" office:date-value="2019-01-21" calcext:value-type="date">
            <text:p>Jan</text:p>
          </table:table-cell>
          <table:table-cell table:style-name="ce65" table:formula="of:=[.F1]+1" office:value-type="date" office:date-value="2019-01-22" calcext:value-type="date">
            <text:p>Jan</text:p>
          </table:table-cell>
          <table:table-cell table:style-name="ce65" table:formula="of:=[.G1]+1" office:value-type="date" office:date-value="2019-01-23" calcext:value-type="date">
            <text:p>Jan</text:p>
          </table:table-cell>
          <table:table-cell table:style-name="ce65" table:formula="of:=[.H1]+1" office:value-type="date" office:date-value="2019-01-24" calcext:value-type="date">
            <text:p>Jan</text:p>
          </table:table-cell>
          <table:table-cell table:style-name="ce65" table:formula="of:=[.I1]+1" office:value-type="date" office:date-value="2019-01-25" calcext:value-type="date">
            <text:p>Jan</text:p>
          </table:table-cell>
          <table:table-cell table:style-name="ce65" table:formula="of:=[.J1]+1" office:value-type="date" office:date-value="2019-01-26" calcext:value-type="date">
            <text:p>Jan</text:p>
          </table:table-cell>
          <table:table-cell table:style-name="ce65" table:formula="of:=[.K1]+1" office:value-type="date" office:date-value="2019-01-27" calcext:value-type="date">
            <text:p>Jan</text:p>
          </table:table-cell>
          <table:table-cell table:style-name="ce65" table:formula="of:=[.L1]+1" office:value-type="date" office:date-value="2019-01-28" calcext:value-type="date">
            <text:p>Jan</text:p>
          </table:table-cell>
          <table:table-cell table:style-name="ce65" table:formula="of:=[.M1]+1" office:value-type="date" office:date-value="2019-01-29" calcext:value-type="date">
            <text:p>Jan</text:p>
          </table:table-cell>
          <table:table-cell table:style-name="ce65" table:formula="of:=[.N1]+1" office:value-type="date" office:date-value="2019-01-30" calcext:value-type="date">
            <text:p>Jan</text:p>
          </table:table-cell>
          <table:table-cell table:style-name="ce65" table:formula="of:=[.O1]+1" office:value-type="date" office:date-value="2019-01-31" calcext:value-type="date">
            <text:p>Jan</text:p>
          </table:table-cell>
          <table:table-cell table:style-name="ce65" table:formula="of:=[.P1]+1" office:value-type="date" office:date-value="2019-02-01" calcext:value-type="date">
            <text:p>Feb</text:p>
          </table:table-cell>
          <table:table-cell table:style-name="ce65" table:formula="of:=[.Q1]+1" office:value-type="date" office:date-value="2019-02-02" calcext:value-type="date">
            <text:p>Feb</text:p>
          </table:table-cell>
          <table:table-cell table:style-name="ce65" table:formula="of:=[.R1]+1" office:value-type="date" office:date-value="2019-02-03" calcext:value-type="date">
            <text:p>Feb</text:p>
          </table:table-cell>
          <table:table-cell table:style-name="ce65" table:formula="of:=[.S1]+1" office:value-type="date" office:date-value="2019-02-04" calcext:value-type="date">
            <text:p>Feb</text:p>
          </table:table-cell>
          <table:table-cell table:style-name="ce65" table:formula="of:=[.T1]+1" office:value-type="date" office:date-value="2019-02-05" calcext:value-type="date">
            <text:p>Feb</text:p>
          </table:table-cell>
          <table:table-cell table:style-name="ce65" table:formula="of:=[.U1]+1" office:value-type="date" office:date-value="2019-02-06" calcext:value-type="date">
            <text:p>Feb</text:p>
          </table:table-cell>
          <table:table-cell table:style-name="ce65" table:formula="of:=[.V1]+1" office:value-type="date" office:date-value="2019-02-07" calcext:value-type="date">
            <text:p>Feb</text:p>
          </table:table-cell>
          <table:table-cell table:style-name="ce65" table:formula="of:=[.W1]+1" office:value-type="date" office:date-value="2019-02-08" calcext:value-type="date">
            <text:p>Feb</text:p>
          </table:table-cell>
          <table:table-cell table:style-name="ce65" table:formula="of:=[.X1]+1" office:value-type="date" office:date-value="2019-02-09" calcext:value-type="date">
            <text:p>Feb</text:p>
          </table:table-cell>
          <table:table-cell table:style-name="ce65" table:formula="of:=[.Y1]+1" office:value-type="date" office:date-value="2019-02-10" calcext:value-type="date">
            <text:p>Feb</text:p>
          </table:table-cell>
          <table:table-cell table:style-name="ce65" table:formula="of:=[.Z1]+1" office:value-type="date" office:date-value="2019-02-11" calcext:value-type="date">
            <text:p>Feb</text:p>
          </table:table-cell>
          <table:table-cell table:style-name="ce65" table:formula="of:=[.AA1]+1" office:value-type="date" office:date-value="2019-02-12" calcext:value-type="date">
            <text:p>Feb</text:p>
          </table:table-cell>
          <table:table-cell table:style-name="ce65" table:formula="of:=[.AB1]+1" office:value-type="date" office:date-value="2019-02-13" calcext:value-type="date">
            <text:p>Feb</text:p>
          </table:table-cell>
          <table:table-cell table:style-name="ce65" table:formula="of:=[.AC1]+1" office:value-type="date" office:date-value="2019-02-14" calcext:value-type="date">
            <text:p>Feb</text:p>
          </table:table-cell>
          <table:table-cell table:style-name="ce65" table:formula="of:=[.AD1]+1" office:value-type="date" office:date-value="2019-02-15" calcext:value-type="date">
            <text:p>Feb</text:p>
          </table:table-cell>
          <table:table-cell table:style-name="ce65" table:formula="of:=[.AE1]+1" office:value-type="date" office:date-value="2019-02-16" calcext:value-type="date">
            <text:p>Feb</text:p>
          </table:table-cell>
          <table:table-cell table:style-name="ce65" table:formula="of:=[.AF1]+1" office:value-type="date" office:date-value="2019-02-17" calcext:value-type="date">
            <text:p>Feb</text:p>
          </table:table-cell>
          <table:table-cell table:style-name="ce65" table:formula="of:=[.AG1]+1" office:value-type="date" office:date-value="2019-02-18" calcext:value-type="date">
            <text:p>Feb</text:p>
          </table:table-cell>
          <table:table-cell table:style-name="ce65" table:formula="of:=[.AH1]+1" office:value-type="date" office:date-value="2019-02-19" calcext:value-type="date">
            <text:p>Feb</text:p>
          </table:table-cell>
          <table:table-cell table:style-name="ce65" table:formula="of:=[.AI1]+1" office:value-type="date" office:date-value="2019-02-20" calcext:value-type="date">
            <text:p>Feb</text:p>
          </table:table-cell>
          <table:table-cell table:style-name="ce65" table:formula="of:=[.AJ1]+1" office:value-type="date" office:date-value="2019-02-21" calcext:value-type="date">
            <text:p>Feb</text:p>
          </table:table-cell>
          <table:table-cell table:style-name="ce65" table:formula="of:=[.AK1]+1" office:value-type="date" office:date-value="2019-02-22" calcext:value-type="date">
            <text:p>Feb</text:p>
          </table:table-cell>
          <table:table-cell table:style-name="ce65" table:formula="of:=[.AL1]+1" office:value-type="date" office:date-value="2019-02-23" calcext:value-type="date">
            <text:p>Feb</text:p>
          </table:table-cell>
          <table:table-cell table:style-name="ce65" table:formula="of:=[.AM1]+1" office:value-type="date" office:date-value="2019-02-24" calcext:value-type="date">
            <text:p>Feb</text:p>
          </table:table-cell>
          <table:table-cell table:style-name="ce65" table:formula="of:=[.AN1]+1" office:value-type="date" office:date-value="2019-02-25" calcext:value-type="date">
            <text:p>Feb</text:p>
          </table:table-cell>
          <table:table-cell table:style-name="ce65" table:formula="of:=[.AO1]+1" office:value-type="date" office:date-value="2019-02-26" calcext:value-type="date">
            <text:p>Feb</text:p>
          </table:table-cell>
          <table:table-cell table:style-name="ce65" table:formula="of:=[.AP1]+1" office:value-type="date" office:date-value="2019-02-27" calcext:value-type="date">
            <text:p>Feb</text:p>
          </table:table-cell>
          <table:table-cell table:style-name="ce65" table:formula="of:=[.AQ1]+1" office:value-type="date" office:date-value="2019-02-28" calcext:value-type="date">
            <text:p>Feb</text:p>
          </table:table-cell>
          <table:table-cell table:style-name="ce65" table:formula="of:=[.AR1]+1" office:value-type="date" office:date-value="2019-03-01" calcext:value-type="date">
            <text:p>Mar</text:p>
          </table:table-cell>
          <table:table-cell table:style-name="ce65" table:formula="of:=[.AS1]+1" office:value-type="date" office:date-value="2019-03-02" calcext:value-type="date">
            <text:p>Mar</text:p>
          </table:table-cell>
          <table:table-cell table:style-name="ce65" table:formula="of:=[.AT1]+1" office:value-type="date" office:date-value="2019-03-03" calcext:value-type="date">
            <text:p>Mar</text:p>
          </table:table-cell>
          <table:table-cell table:style-name="ce65" table:formula="of:=[.AU1]+1" office:value-type="date" office:date-value="2019-03-04" calcext:value-type="date">
            <text:p>Mar</text:p>
          </table:table-cell>
          <table:table-cell table:style-name="ce65" table:formula="of:=[.AV1]+1" office:value-type="date" office:date-value="2019-03-05" calcext:value-type="date">
            <text:p>Mar</text:p>
          </table:table-cell>
          <table:table-cell table:style-name="ce65" table:formula="of:=[.AW1]+1" office:value-type="date" office:date-value="2019-03-06" calcext:value-type="date">
            <text:p>Mar</text:p>
          </table:table-cell>
          <table:table-cell table:style-name="ce65" table:formula="of:=[.AX1]+1" office:value-type="date" office:date-value="2019-03-07" calcext:value-type="date">
            <text:p>Mar</text:p>
          </table:table-cell>
          <table:table-cell table:style-name="ce65" table:formula="of:=[.AY1]+1" office:value-type="date" office:date-value="2019-03-08" calcext:value-type="date">
            <text:p>Mar</text:p>
          </table:table-cell>
          <table:table-cell table:style-name="ce65" table:formula="of:=[.AZ1]+1" office:value-type="date" office:date-value="2019-03-09" calcext:value-type="date">
            <text:p>Mar</text:p>
          </table:table-cell>
          <table:table-cell table:style-name="ce65" table:formula="of:=[.BA1]+1" office:value-type="date" office:date-value="2019-03-10" calcext:value-type="date">
            <text:p>Mar</text:p>
          </table:table-cell>
          <table:table-cell table:style-name="ce65" table:formula="of:=[.BB1]+1" office:value-type="date" office:date-value="2019-03-11" calcext:value-type="date">
            <text:p>Mar</text:p>
          </table:table-cell>
          <table:table-cell table:style-name="ce65" table:formula="of:=[.BC1]+1" office:value-type="date" office:date-value="2019-03-12" calcext:value-type="date">
            <text:p>Mar</text:p>
          </table:table-cell>
          <table:table-cell table:style-name="ce65" table:formula="of:=[.BD1]+1" office:value-type="date" office:date-value="2019-03-13" calcext:value-type="date">
            <text:p>Mar</text:p>
          </table:table-cell>
          <table:table-cell table:style-name="ce65" table:formula="of:=[.BE1]+1" office:value-type="date" office:date-value="2019-03-14" calcext:value-type="date">
            <text:p>Mar</text:p>
          </table:table-cell>
          <table:table-cell table:style-name="ce65" table:formula="of:=[.BF1]+1" office:value-type="date" office:date-value="2019-03-15" calcext:value-type="date">
            <text:p>Mar</text:p>
          </table:table-cell>
          <table:table-cell table:style-name="ce65" table:formula="of:=[.BG1]+1" office:value-type="date" office:date-value="2019-03-16" calcext:value-type="date">
            <text:p>Mar</text:p>
          </table:table-cell>
          <table:table-cell table:style-name="ce65" table:formula="of:=[.BH1]+1" office:value-type="date" office:date-value="2019-03-17" calcext:value-type="date">
            <text:p>Mar</text:p>
          </table:table-cell>
          <table:table-cell table:style-name="ce65" table:formula="of:=[.BI1]+1" office:value-type="date" office:date-value="2019-03-18" calcext:value-type="date">
            <text:p>Mar</text:p>
          </table:table-cell>
          <table:table-cell table:style-name="ce65" table:formula="of:=[.BJ1]+1" office:value-type="date" office:date-value="2019-03-19" calcext:value-type="date">
            <text:p>Mar</text:p>
          </table:table-cell>
          <table:table-cell table:style-name="ce65" table:formula="of:=[.BK1]+1" office:value-type="date" office:date-value="2019-03-20" calcext:value-type="date">
            <text:p>Mar</text:p>
          </table:table-cell>
          <table:table-cell table:style-name="ce65" table:formula="of:=[.BL1]+1" office:value-type="date" office:date-value="2019-03-21" calcext:value-type="date">
            <text:p>Mar</text:p>
          </table:table-cell>
          <table:table-cell table:style-name="ce65" table:formula="of:=[.BM1]+1" office:value-type="date" office:date-value="2019-03-22" calcext:value-type="date">
            <text:p>Mar</text:p>
          </table:table-cell>
          <table:table-cell table:style-name="ce65" table:formula="of:=[.BN1]+1" office:value-type="date" office:date-value="2019-03-23" calcext:value-type="date">
            <text:p>Mar</text:p>
          </table:table-cell>
          <table:table-cell table:style-name="ce65" table:formula="of:=[.BO1]+1" office:value-type="date" office:date-value="2019-03-24" calcext:value-type="date">
            <text:p>Mar</text:p>
          </table:table-cell>
          <table:table-cell table:style-name="ce65" table:formula="of:=[.BP1]+1" office:value-type="date" office:date-value="2019-03-25" calcext:value-type="date">
            <text:p>Mar</text:p>
          </table:table-cell>
          <table:table-cell table:style-name="ce65" table:formula="of:=[.BQ1]+1" office:value-type="date" office:date-value="2019-03-26" calcext:value-type="date">
            <text:p>Mar</text:p>
          </table:table-cell>
          <table:table-cell table:style-name="ce65" table:formula="of:=[.BR1]+1" office:value-type="date" office:date-value="2019-03-27" calcext:value-type="date">
            <text:p>Mar</text:p>
          </table:table-cell>
          <table:table-cell table:style-name="ce65" table:formula="of:=[.BS1]+1" office:value-type="date" office:date-value="2019-03-28" calcext:value-type="date">
            <text:p>Mar</text:p>
          </table:table-cell>
          <table:table-cell table:style-name="ce65" table:formula="of:=[.BT1]+1" office:value-type="date" office:date-value="2019-03-29" calcext:value-type="date">
            <text:p>Mar</text:p>
          </table:table-cell>
          <table:table-cell table:style-name="ce65" table:formula="of:=[.BU1]+1" office:value-type="date" office:date-value="2019-03-30" calcext:value-type="date">
            <text:p>Mar</text:p>
          </table:table-cell>
          <table:table-cell table:style-name="ce65" table:formula="of:=[.BV1]+1" office:value-type="date" office:date-value="2019-03-31" calcext:value-type="date">
            <text:p>Mar</text:p>
          </table:table-cell>
          <table:table-cell table:style-name="ce65" table:formula="of:=[.BW1]+1" office:value-type="date" office:date-value="2019-04-01" calcext:value-type="date">
            <text:p>Apr</text:p>
          </table:table-cell>
          <table:table-cell table:style-name="ce65" table:formula="of:=[.BX1]+1" office:value-type="date" office:date-value="2019-04-02" calcext:value-type="date">
            <text:p>Apr</text:p>
          </table:table-cell>
          <table:table-cell table:style-name="ce65" table:formula="of:=[.BY1]+1" office:value-type="date" office:date-value="2019-04-03" calcext:value-type="date">
            <text:p>Apr</text:p>
          </table:table-cell>
          <table:table-cell table:style-name="ce65" table:formula="of:=[.BZ1]+1" office:value-type="date" office:date-value="2019-04-04" calcext:value-type="date">
            <text:p>Apr</text:p>
          </table:table-cell>
          <table:table-cell table:style-name="ce65" table:formula="of:=[.CA1]+1" office:value-type="date" office:date-value="2019-04-05" calcext:value-type="date">
            <text:p>Apr</text:p>
          </table:table-cell>
          <table:table-cell table:style-name="ce65" table:formula="of:=[.CB1]+1" office:value-type="date" office:date-value="2019-04-06" calcext:value-type="date">
            <text:p>Apr</text:p>
          </table:table-cell>
          <table:table-cell table:style-name="ce65" table:formula="of:=[.CC1]+1" office:value-type="date" office:date-value="2019-04-07" calcext:value-type="date">
            <text:p>Apr</text:p>
          </table:table-cell>
          <table:table-cell table:style-name="ce65" table:formula="of:=[.CD1]+1" office:value-type="date" office:date-value="2019-04-08" calcext:value-type="date">
            <text:p>Apr</text:p>
          </table:table-cell>
          <table:table-cell table:style-name="ce65" table:formula="of:=[.CE1]+1" office:value-type="date" office:date-value="2019-04-09" calcext:value-type="date">
            <text:p>Apr</text:p>
          </table:table-cell>
          <table:table-cell table:style-name="ce65" table:formula="of:=[.CF1]+1" office:value-type="date" office:date-value="2019-04-10" calcext:value-type="date">
            <text:p>Apr</text:p>
          </table:table-cell>
          <table:table-cell table:style-name="ce65" table:formula="of:=[.CG1]+1" office:value-type="date" office:date-value="2019-04-11" calcext:value-type="date">
            <text:p>Apr</text:p>
          </table:table-cell>
          <table:table-cell table:style-name="ce65" table:formula="of:=[.CH1]+1" office:value-type="date" office:date-value="2019-04-12" calcext:value-type="date">
            <text:p>Apr</text:p>
          </table:table-cell>
          <table:table-cell table:style-name="ce65" table:formula="of:=[.CI1]+1" office:value-type="date" office:date-value="2019-04-13" calcext:value-type="date">
            <text:p>Apr</text:p>
          </table:table-cell>
          <table:table-cell table:style-name="ce65" table:formula="of:=[.CJ1]+1" office:value-type="date" office:date-value="2019-04-14" calcext:value-type="date">
            <text:p>Apr</text:p>
          </table:table-cell>
          <table:table-cell table:style-name="ce65" table:formula="of:=[.CK1]+1" office:value-type="date" office:date-value="2019-04-15" calcext:value-type="date">
            <text:p>Apr</text:p>
          </table:table-cell>
          <table:table-cell table:style-name="ce65" table:formula="of:=[.CL1]+1" office:value-type="date" office:date-value="2019-04-16" calcext:value-type="date">
            <text:p>Apr</text:p>
          </table:table-cell>
          <table:table-cell table:style-name="ce65" table:formula="of:=[.CM1]+1" office:value-type="date" office:date-value="2019-04-17" calcext:value-type="date">
            <text:p>Apr</text:p>
          </table:table-cell>
          <table:table-cell table:style-name="ce65" table:formula="of:=[.CN1]+1" office:value-type="date" office:date-value="2019-04-18" calcext:value-type="date">
            <text:p>Apr</text:p>
          </table:table-cell>
          <table:table-cell table:style-name="ce65" table:formula="of:=[.CO1]+1" office:value-type="date" office:date-value="2019-04-19" calcext:value-type="date">
            <text:p>Apr</text:p>
          </table:table-cell>
          <table:table-cell table:style-name="ce65" table:formula="of:=[.CP1]+1" office:value-type="date" office:date-value="2019-04-20" calcext:value-type="date">
            <text:p>Apr</text:p>
          </table:table-cell>
          <table:table-cell table:style-name="ce65" table:formula="of:=[.CQ1]+1" office:value-type="date" office:date-value="2019-04-21" calcext:value-type="date">
            <text:p>Apr</text:p>
          </table:table-cell>
          <table:table-cell table:style-name="ce65" table:formula="of:=[.CR1]+1" office:value-type="date" office:date-value="2019-04-22" calcext:value-type="date">
            <text:p>Apr</text:p>
          </table:table-cell>
          <table:table-cell table:style-name="ce65" table:formula="of:=[.CS1]+1" office:value-type="date" office:date-value="2019-04-23" calcext:value-type="date">
            <text:p>Apr</text:p>
          </table:table-cell>
          <table:table-cell table:style-name="ce65" table:formula="of:=[.CT1]+1" office:value-type="date" office:date-value="2019-04-24" calcext:value-type="date">
            <text:p>Apr</text:p>
          </table:table-cell>
          <table:table-cell table:style-name="ce65" table:formula="of:=[.CU1]+1" office:value-type="date" office:date-value="2019-04-25" calcext:value-type="date">
            <text:p>Apr</text:p>
          </table:table-cell>
          <table:table-cell table:style-name="ce65" table:formula="of:=[.CV1]+1" office:value-type="date" office:date-value="2019-04-26" calcext:value-type="date">
            <text:p>Apr</text:p>
          </table:table-cell>
          <table:table-cell table:style-name="ce65" table:formula="of:=[.CW1]+1" office:value-type="date" office:date-value="2019-04-27" calcext:value-type="date">
            <text:p>Apr</text:p>
          </table:table-cell>
          <table:table-cell table:style-name="ce65" table:formula="of:=[.CX1]+1" office:value-type="date" office:date-value="2019-04-28" calcext:value-type="date">
            <text:p>Apr</text:p>
          </table:table-cell>
          <table:table-cell table:style-name="ce65" table:formula="of:=[.CY1]+1" office:value-type="date" office:date-value="2019-04-29" calcext:value-type="date">
            <text:p>Apr</text:p>
          </table:table-cell>
          <table:table-cell table:style-name="ce65" table:formula="of:=[.CZ1]+1" office:value-type="date" office:date-value="2019-04-30" calcext:value-type="date">
            <text:p>Apr</text:p>
          </table:table-cell>
          <table:table-cell table:style-name="ce65" table:formula="of:=[.DA1]+1" office:value-type="date" office:date-value="2019-05-01" calcext:value-type="date">
            <text:p>May</text:p>
          </table:table-cell>
          <table:table-cell table:style-name="ce65" table:formula="of:=[.DB1]+1" office:value-type="date" office:date-value="2019-05-02" calcext:value-type="date">
            <text:p>May</text:p>
          </table:table-cell>
          <table:table-cell table:style-name="ce65" table:formula="of:=[.DC1]+1" office:value-type="date" office:date-value="2019-05-03" calcext:value-type="date">
            <text:p>May</text:p>
          </table:table-cell>
          <table:table-cell table:style-name="ce65" table:formula="of:=[.DD1]+1" office:value-type="date" office:date-value="2019-05-04" calcext:value-type="date">
            <text:p>May</text:p>
          </table:table-cell>
          <table:table-cell table:style-name="ce65" table:formula="of:=[.DE1]+1" office:value-type="date" office:date-value="2019-05-05" calcext:value-type="date">
            <text:p>May</text:p>
          </table:table-cell>
          <table:table-cell table:style-name="ce65" table:formula="of:=[.DF1]+1" office:value-type="date" office:date-value="2019-05-06" calcext:value-type="date">
            <text:p>May</text:p>
          </table:table-cell>
          <table:table-cell table:style-name="ce65" table:formula="of:=[.DG1]+1" office:value-type="date" office:date-value="2019-05-07" calcext:value-type="date">
            <text:p>May</text:p>
          </table:table-cell>
          <table:table-cell table:style-name="ce65" table:formula="of:=[.DH1]+1" office:value-type="date" office:date-value="2019-05-08" calcext:value-type="date">
            <text:p>May</text:p>
          </table:table-cell>
          <table:table-cell table:style-name="ce65" table:formula="of:=[.DI1]+1" office:value-type="date" office:date-value="2019-05-09" calcext:value-type="date">
            <text:p>May</text:p>
          </table:table-cell>
          <table:table-cell table:style-name="ce65" table:formula="of:=[.DJ1]+1" office:value-type="date" office:date-value="2019-05-10" calcext:value-type="date">
            <text:p>May</text:p>
          </table:table-cell>
          <table:table-cell table:style-name="ce65" table:formula="of:=[.DK1]+1" office:value-type="date" office:date-value="2019-05-11" calcext:value-type="date">
            <text:p>May</text:p>
          </table:table-cell>
          <table:table-cell table:style-name="ce65" table:formula="of:=[.DL1]+1" office:value-type="date" office:date-value="2019-05-12" calcext:value-type="date">
            <text:p>May</text:p>
          </table:table-cell>
          <table:table-cell table:style-name="ce65" table:formula="of:=[.DM1]+1" office:value-type="date" office:date-value="2019-05-13" calcext:value-type="date">
            <text:p>May</text:p>
          </table:table-cell>
          <table:table-cell table:style-name="ce65" table:formula="of:=[.DN1]+1" office:value-type="date" office:date-value="2019-05-14" calcext:value-type="date">
            <text:p>May</text:p>
          </table:table-cell>
          <table:table-cell table:style-name="ce65" table:formula="of:=[.DO1]+1" office:value-type="date" office:date-value="2019-05-15" calcext:value-type="date">
            <text:p>May</text:p>
          </table:table-cell>
          <table:table-cell table:style-name="ce65" table:formula="of:=[.DP1]+1" office:value-type="date" office:date-value="2019-05-16" calcext:value-type="date">
            <text:p>May</text:p>
          </table:table-cell>
          <table:table-cell table:style-name="ce65" table:formula="of:=[.DQ1]+1" office:value-type="date" office:date-value="2019-05-17" calcext:value-type="date">
            <text:p>May</text:p>
          </table:table-cell>
          <table:table-cell table:style-name="ce65" table:formula="of:=[.DR1]+1" office:value-type="date" office:date-value="2019-05-18" calcext:value-type="date">
            <text:p>May</text:p>
          </table:table-cell>
          <table:table-cell table:style-name="ce65" table:formula="of:=[.DS1]+1" office:value-type="date" office:date-value="2019-05-19" calcext:value-type="date">
            <text:p>May</text:p>
          </table:table-cell>
          <table:table-cell table:style-name="ce65" table:formula="of:=[.DT1]+1" office:value-type="date" office:date-value="2019-05-20" calcext:value-type="date">
            <text:p>May</text:p>
          </table:table-cell>
          <table:table-cell table:style-name="ce65" table:formula="of:=[.DU1]+1" office:value-type="date" office:date-value="2019-05-21" calcext:value-type="date">
            <text:p>May</text:p>
          </table:table-cell>
          <table:table-cell table:style-name="ce65" table:formula="of:=[.DV1]+1" office:value-type="date" office:date-value="2019-05-22" calcext:value-type="date">
            <text:p>May</text:p>
          </table:table-cell>
          <table:table-cell table:style-name="ce65" table:formula="of:=[.DW1]+1" office:value-type="date" office:date-value="2019-05-23" calcext:value-type="date">
            <text:p>May</text:p>
          </table:table-cell>
          <table:table-cell table:style-name="ce65" table:formula="of:=[.DX1]+1" office:value-type="date" office:date-value="2019-05-24" calcext:value-type="date">
            <text:p>May</text:p>
          </table:table-cell>
          <table:table-cell table:style-name="ce65" table:formula="of:=[.DY1]+1" office:value-type="date" office:date-value="2019-05-25" calcext:value-type="date">
            <text:p>May</text:p>
          </table:table-cell>
          <table:table-cell table:style-name="ce65" table:formula="of:=[.DZ1]+1" office:value-type="date" office:date-value="2019-05-26" calcext:value-type="date">
            <text:p>May</text:p>
          </table:table-cell>
          <table:table-cell table:style-name="ce65" table:formula="of:=[.EA1]+1" office:value-type="date" office:date-value="2019-05-27" calcext:value-type="date">
            <text:p>May</text:p>
          </table:table-cell>
          <table:table-cell table:style-name="ce65" table:formula="of:=[.EB1]+1" office:value-type="date" office:date-value="2019-05-28" calcext:value-type="date">
            <text:p>May</text:p>
          </table:table-cell>
          <table:table-cell table:style-name="ce65" table:formula="of:=[.EC1]+1" office:value-type="date" office:date-value="2019-05-29" calcext:value-type="date">
            <text:p>May</text:p>
          </table:table-cell>
          <table:table-cell table:style-name="ce1" table:number-columns-repeated="890"/>
        </table:table-row>
        <table:table-row table:style-name="ro2">
          <table:table-cell table:style-name="ce2" table:number-columns-repeated="2"/>
          <table:table-cell table:style-name="ce28" office:value-type="date" office:date-value="2019-01-21" calcext:value-type="date">
            <text:p>Mon Jan 21</text:p>
          </table:table-cell>
          <table:table-cell table:style-name="ce28"/>
          <table:table-cell table:style-name="ce50" table:formula="of:=IF(WEEKDAY([.C2])=2;&quot;&quot;;&quot;WARNING: DATE IS NOT A MONDAY, SO FIRST WEEK IS SHORT&quot;)">
            <text:p/>
          </table:table-cell>
          <table:table-cell table:style-name="ce62"/>
          <table:table-cell table:style-name="ce66" table:number-columns-repeated="15"/>
          <table:table-cell table:style-name="Default" table:number-columns-repeated="36"/>
          <table:table-cell table:number-columns-repeated="967"/>
        </table:table-row>
        <table:table-row table:style-name="ro3">
          <table:table-cell table:style-name="ce3" table:number-columns-repeated="2"/>
          <table:table-cell table:style-name="ce29" office:value-type="string" calcext:value-type="string">
            <text:p>Project Week</text:p>
          </table:table-cell>
          <table:table-cell table:style-name="ce29"/>
          <table:table-cell table:style-name="ce51" table:formula="of:=&quot;W&quot;&amp;INT(1)" office:value-type="string" office:string-value="W1" calcext:value-type="string">
            <text:p>W1</text:p>
          </table:table-cell>
          <table:table-cell table:style-name="ce51" table:formula="of:=&quot;W&quot;&amp;INT(2)" office:value-type="string" office:string-value="W2" calcext:value-type="string">
            <text:p>W2</text:p>
          </table:table-cell>
          <table:table-cell table:style-name="ce51" table:formula="of:=&quot;W&quot;&amp;INT(COLUMN() - 4)" office:value-type="string" office:string-value="W3" calcext:value-type="string">
            <text:p>W3</text:p>
          </table:table-cell>
          <table:table-cell table:style-name="ce51" table:formula="of:=&quot;W&quot;&amp;INT(COLUMN() - 4)" office:value-type="string" office:string-value="W4" calcext:value-type="string">
            <text:p>W4</text:p>
          </table:table-cell>
          <table:table-cell table:style-name="ce51" table:formula="of:=&quot;W&quot;&amp;INT(COLUMN() - 4)" office:value-type="string" office:string-value="W5" calcext:value-type="string">
            <text:p>W5</text:p>
          </table:table-cell>
          <table:table-cell table:style-name="ce51" table:formula="of:=&quot;W&quot;&amp;INT(COLUMN() - 4)" office:value-type="string" office:string-value="W6" calcext:value-type="string">
            <text:p>W6</text:p>
          </table:table-cell>
          <table:table-cell table:style-name="ce51" table:formula="of:=&quot;W&quot;&amp;INT(COLUMN() - 4)" office:value-type="string" office:string-value="W7" calcext:value-type="string">
            <text:p>W7</text:p>
          </table:table-cell>
          <table:table-cell table:style-name="ce51" table:formula="of:=&quot;W&quot;&amp;INT(COLUMN() - 4)" office:value-type="string" office:string-value="W8" calcext:value-type="string">
            <text:p>W8</text:p>
          </table:table-cell>
          <table:table-cell table:style-name="ce51" table:formula="of:=&quot;W&quot;&amp;INT(COLUMN() - 4)" office:value-type="string" office:string-value="W9" calcext:value-type="string">
            <text:p>W9</text:p>
          </table:table-cell>
          <table:table-cell table:style-name="ce51" table:formula="of:=&quot;W&quot;&amp;INT(COLUMN() - 4)" office:value-type="string" office:string-value="W10" calcext:value-type="string">
            <text:p>W10</text:p>
          </table:table-cell>
          <table:table-cell table:style-name="ce51" table:formula="of:=&quot;W&quot;&amp;INT(COLUMN() - 4)" office:value-type="string" office:string-value="W11" calcext:value-type="string">
            <text:p>W11</text:p>
          </table:table-cell>
          <table:table-cell table:style-name="ce51" table:formula="of:=&quot;W&quot;&amp;INT(COLUMN() - 4)" office:value-type="string" office:string-value="W12" calcext:value-type="string">
            <text:p>W12</text:p>
          </table:table-cell>
          <table:table-cell table:style-name="ce51" table:formula="of:=&quot;W&quot;&amp;INT(COLUMN() - 4)" office:value-type="string" office:string-value="W13" calcext:value-type="string">
            <text:p>W13</text:p>
          </table:table-cell>
          <table:table-cell table:style-name="ce51" table:formula="of:=&quot;W&quot;&amp;INT(COLUMN() - 4)" office:value-type="string" office:string-value="W14" calcext:value-type="string">
            <text:p>W14</text:p>
          </table:table-cell>
          <table:table-cell table:style-name="ce51" table:formula="of:=&quot;W&quot;&amp;INT(COLUMN() - 4)" office:value-type="string" office:string-value="W15" calcext:value-type="string">
            <text:p>W15</text:p>
          </table:table-cell>
          <table:table-cell table:style-name="ce51" table:formula="of:=&quot;W&quot;&amp;INT(COLUMN() - 4)" office:value-type="string" office:string-value="W16" calcext:value-type="string">
            <text:p>W16</text:p>
          </table:table-cell>
          <table:table-cell table:style-name="ce51" table:formula="of:=&quot;W&quot;&amp;INT(COLUMN() - 4)" office:value-type="string" office:string-value="W17" calcext:value-type="string">
            <text:p>W17</text:p>
          </table:table-cell>
          <table:table-cell table:style-name="ce51" table:formula="of:=&quot;W&quot;&amp;INT(COLUMN() - 4)" office:value-type="string" office:string-value="W18" calcext:value-type="string">
            <text:p>W18</text:p>
          </table:table-cell>
          <table:table-cell table:style-name="ce51" table:formula="of:=&quot;W&quot;&amp;INT(COLUMN() - 4)" office:value-type="string" office:string-value="W19" calcext:value-type="string">
            <text:p>W19</text:p>
          </table:table-cell>
          <table:table-cell table:style-name="ce51" table:formula="of:=&quot;W&quot;&amp;INT(COLUMN() - 4)" office:value-type="string" office:string-value="W20" calcext:value-type="string">
            <text:p>W20</text:p>
          </table:table-cell>
          <table:table-cell table:style-name="ce51" table:formula="of:=&quot;W&quot;&amp;INT(COLUMN() - 4)" office:value-type="string" office:string-value="W21" calcext:value-type="string">
            <text:p>W21</text:p>
          </table:table-cell>
          <table:table-cell table:style-name="ce51" table:formula="of:=&quot;W&quot;&amp;INT(COLUMN() - 4)" office:value-type="string" office:string-value="W22" calcext:value-type="string">
            <text:p>W22</text:p>
          </table:table-cell>
          <table:table-cell table:style-name="ce51" table:formula="of:=&quot;W&quot;&amp;INT(COLUMN() - 4)" office:value-type="string" office:string-value="W23" calcext:value-type="string">
            <text:p>W23</text:p>
          </table:table-cell>
          <table:table-cell table:style-name="ce51" table:formula="of:=&quot;W&quot;&amp;INT(COLUMN() - 4)" office:value-type="string" office:string-value="W24" calcext:value-type="string">
            <text:p>W24</text:p>
          </table:table-cell>
          <table:table-cell table:style-name="Default" table:number-columns-repeated="29"/>
          <table:table-cell table:number-columns-repeated="967"/>
        </table:table-row>
        <table:table-row table:style-name="ro4">
          <table:table-cell table:style-name="ce4" table:number-columns-repeated="2"/>
          <table:table-cell table:style-name="ce30" office:value-type="string" calcext:value-type="string">
            <text:p>ISO WEEK NUM</text:p>
          </table:table-cell>
          <table:table-cell table:style-name="ce48"/>
          <table:table-cell table:style-name="ce52" table:formula="of:=&quot;W&quot;&amp;INT(([.E6]-DATE(YEAR([.E6]-WEEKDAY([.E6]-1)+4);1;3)+WEEKDAY(DATE(YEAR([.E6]-WEEKDAY([.E6]-1)+4);1;3))+ 5)/7)" office:value-type="string" office:string-value="W4" calcext:value-type="string">
            <text:p>W4</text:p>
          </table:table-cell>
          <table:table-cell table:style-name="ce52" table:formula="of:=&quot;W&quot;&amp;INT(([.F6]-DATE(YEAR([.F6]-WEEKDAY([.F6]-1)+4);1;3)+WEEKDAY(DATE(YEAR([.F6]-WEEKDAY([.F6]-1)+4);1;3))+ 5)/7)" office:value-type="string" office:string-value="W5" calcext:value-type="string">
            <text:p>W5</text:p>
          </table:table-cell>
          <table:table-cell table:style-name="ce52" table:formula="of:=&quot;W&quot;&amp;INT(([.G6]-DATE(YEAR([.G6]-WEEKDAY([.G6]-1)+4);1;3)+WEEKDAY(DATE(YEAR([.G6]-WEEKDAY([.G6]-1)+4);1;3))+ 5)/7)" office:value-type="string" office:string-value="W6" calcext:value-type="string">
            <text:p>W6</text:p>
          </table:table-cell>
          <table:table-cell table:style-name="ce52" table:formula="of:=&quot;W&quot;&amp;INT(([.H6]-DATE(YEAR([.H6]-WEEKDAY([.H6]-1)+4);1;3)+WEEKDAY(DATE(YEAR([.H6]-WEEKDAY([.H6]-1)+4);1;3))+ 5)/7)" office:value-type="string" office:string-value="W7" calcext:value-type="string">
            <text:p>W7</text:p>
          </table:table-cell>
          <table:table-cell table:style-name="ce52" table:formula="of:=&quot;W&quot;&amp;INT(([.I6]-DATE(YEAR([.I6]-WEEKDAY([.I6]-1)+4);1;3)+WEEKDAY(DATE(YEAR([.I6]-WEEKDAY([.I6]-1)+4);1;3))+ 5)/7)" office:value-type="string" office:string-value="W8" calcext:value-type="string">
            <text:p>W8</text:p>
          </table:table-cell>
          <table:table-cell table:style-name="ce52" table:formula="of:=&quot;W&quot;&amp;INT(([.J6]-DATE(YEAR([.J6]-WEEKDAY([.J6]-1)+4);1;3)+WEEKDAY(DATE(YEAR([.J6]-WEEKDAY([.J6]-1)+4);1;3))+ 5)/7)" office:value-type="string" office:string-value="W9" calcext:value-type="string">
            <text:p>W9</text:p>
          </table:table-cell>
          <table:table-cell table:style-name="ce52" table:formula="of:=&quot;W&quot;&amp;INT(([.K6]-DATE(YEAR([.K6]-WEEKDAY([.K6]-1)+4);1;3)+WEEKDAY(DATE(YEAR([.K6]-WEEKDAY([.K6]-1)+4);1;3))+ 5)/7)" office:value-type="string" office:string-value="W10" calcext:value-type="string">
            <text:p>W10</text:p>
          </table:table-cell>
          <table:table-cell table:style-name="ce52" table:formula="of:=&quot;W&quot;&amp;INT(([.L6]-DATE(YEAR([.L6]-WEEKDAY([.L6]-1)+4);1;3)+WEEKDAY(DATE(YEAR([.L6]-WEEKDAY([.L6]-1)+4);1;3))+ 5)/7)" office:value-type="string" office:string-value="W11" calcext:value-type="string">
            <text:p>W11</text:p>
          </table:table-cell>
          <table:table-cell table:style-name="ce52" table:formula="of:=&quot;W&quot;&amp;INT(([.M6]-DATE(YEAR([.M6]-WEEKDAY([.M6]-1)+4);1;3)+WEEKDAY(DATE(YEAR([.M6]-WEEKDAY([.M6]-1)+4);1;3))+ 5)/7)" office:value-type="string" office:string-value="W12" calcext:value-type="string">
            <text:p>W12</text:p>
          </table:table-cell>
          <table:table-cell table:style-name="ce52" table:formula="of:=&quot;W&quot;&amp;INT(([.N6]-DATE(YEAR([.N6]-WEEKDAY([.N6]-1)+4);1;3)+WEEKDAY(DATE(YEAR([.N6]-WEEKDAY([.N6]-1)+4);1;3))+ 5)/7)" office:value-type="string" office:string-value="W13" calcext:value-type="string">
            <text:p>W13</text:p>
          </table:table-cell>
          <table:table-cell table:style-name="ce52" table:formula="of:=&quot;W&quot;&amp;INT(([.O6]-DATE(YEAR([.O6]-WEEKDAY([.O6]-1)+4);1;3)+WEEKDAY(DATE(YEAR([.O6]-WEEKDAY([.O6]-1)+4);1;3))+ 5)/7)" office:value-type="string" office:string-value="W14" calcext:value-type="string">
            <text:p>W14</text:p>
          </table:table-cell>
          <table:table-cell table:style-name="ce52" table:formula="of:=&quot;W&quot;&amp;INT(([.P6]-DATE(YEAR([.P6]-WEEKDAY([.P6]-1)+4);1;3)+WEEKDAY(DATE(YEAR([.P6]-WEEKDAY([.P6]-1)+4);1;3))+ 5)/7)" office:value-type="string" office:string-value="W15" calcext:value-type="string">
            <text:p>W15</text:p>
          </table:table-cell>
          <table:table-cell table:style-name="ce52" table:formula="of:=&quot;W&quot;&amp;INT(([.Q6]-DATE(YEAR([.Q6]-WEEKDAY([.Q6]-1)+4);1;3)+WEEKDAY(DATE(YEAR([.Q6]-WEEKDAY([.Q6]-1)+4);1;3))+ 5)/7)" office:value-type="string" office:string-value="W16" calcext:value-type="string">
            <text:p>W16</text:p>
          </table:table-cell>
          <table:table-cell table:style-name="ce52" table:formula="of:=&quot;W&quot;&amp;INT(([.R6]-DATE(YEAR([.R6]-WEEKDAY([.R6]-1)+4);1;3)+WEEKDAY(DATE(YEAR([.R6]-WEEKDAY([.R6]-1)+4);1;3))+ 5)/7)" office:value-type="string" office:string-value="W17" calcext:value-type="string">
            <text:p>W17</text:p>
          </table:table-cell>
          <table:table-cell table:style-name="ce52" table:formula="of:=&quot;W&quot;&amp;INT(([.S6]-DATE(YEAR([.S6]-WEEKDAY([.S6]-1)+4);1;3)+WEEKDAY(DATE(YEAR([.S6]-WEEKDAY([.S6]-1)+4);1;3))+ 5)/7)" office:value-type="string" office:string-value="W18" calcext:value-type="string">
            <text:p>W18</text:p>
          </table:table-cell>
          <table:table-cell table:style-name="ce52" table:formula="of:=&quot;W&quot;&amp;INT(([.T6]-DATE(YEAR([.T6]-WEEKDAY([.T6]-1)+4);1;3)+WEEKDAY(DATE(YEAR([.T6]-WEEKDAY([.T6]-1)+4);1;3))+ 5)/7)" office:value-type="string" office:string-value="W19" calcext:value-type="string">
            <text:p>W19</text:p>
          </table:table-cell>
          <table:table-cell table:style-name="ce52" table:formula="of:=&quot;W&quot;&amp;INT(([.U6]-DATE(YEAR([.U6]-WEEKDAY([.U6]-1)+4);1;3)+WEEKDAY(DATE(YEAR([.U6]-WEEKDAY([.U6]-1)+4);1;3))+ 5)/7)" office:value-type="string" office:string-value="W20" calcext:value-type="string">
            <text:p>W20</text:p>
          </table:table-cell>
          <table:table-cell table:style-name="ce52" table:formula="of:=&quot;W&quot;&amp;INT(([.V6]-DATE(YEAR([.V6]-WEEKDAY([.V6]-1)+4);1;3)+WEEKDAY(DATE(YEAR([.V6]-WEEKDAY([.V6]-1)+4);1;3))+ 5)/7)" office:value-type="string" office:string-value="W21" calcext:value-type="string">
            <text:p>W21</text:p>
          </table:table-cell>
          <table:table-cell table:style-name="ce52" table:formula="of:=&quot;W&quot;&amp;INT(([.W6]-DATE(YEAR([.W6]-WEEKDAY([.W6]-1)+4);1;3)+WEEKDAY(DATE(YEAR([.W6]-WEEKDAY([.W6]-1)+4);1;3))+ 5)/7)" office:value-type="string" office:string-value="W22" calcext:value-type="string">
            <text:p>W22</text:p>
          </table:table-cell>
          <table:table-cell table:style-name="ce52" table:formula="of:=&quot;W&quot;&amp;INT(([.X6]-DATE(YEAR([.X6]-WEEKDAY([.X6]-1)+4);1;3)+WEEKDAY(DATE(YEAR([.X6]-WEEKDAY([.X6]-1)+4);1;3))+ 5)/7)" office:value-type="string" office:string-value="W23" calcext:value-type="string">
            <text:p>W23</text:p>
          </table:table-cell>
          <table:table-cell table:style-name="ce52" table:formula="of:=&quot;W&quot;&amp;INT(([.Y6]-DATE(YEAR([.Y6]-WEEKDAY([.Y6]-1)+4);1;3)+WEEKDAY(DATE(YEAR([.Y6]-WEEKDAY([.Y6]-1)+4);1;3))+ 5)/7)" office:value-type="string" office:string-value="W24" calcext:value-type="string">
            <text:p>W24</text:p>
          </table:table-cell>
          <table:table-cell table:style-name="ce52" table:formula="of:=&quot;W&quot;&amp;INT(([.Z6]-DATE(YEAR([.Z6]-WEEKDAY([.Z6]-1)+4);1;3)+WEEKDAY(DATE(YEAR([.Z6]-WEEKDAY([.Z6]-1)+4);1;3))+ 5)/7)" office:value-type="string" office:string-value="W25" calcext:value-type="string">
            <text:p>W25</text:p>
          </table:table-cell>
          <table:table-cell table:style-name="ce52" table:formula="of:=&quot;W&quot;&amp;INT(([.AA6]-DATE(YEAR([.AA6]-WEEKDAY([.AA6]-1)+4);1;3)+WEEKDAY(DATE(YEAR([.AA6]-WEEKDAY([.AA6]-1)+4);1;3))+ 5)/7)" office:value-type="string" office:string-value="W26" calcext:value-type="string">
            <text:p>W26</text:p>
          </table:table-cell>
          <table:table-cell table:style-name="ce52" table:formula="of:=&quot;W&quot;&amp;INT(([.AB6]-DATE(YEAR([.AB6]-WEEKDAY([.AB6]-1)+4);1;3)+WEEKDAY(DATE(YEAR([.AB6]-WEEKDAY([.AB6]-1)+4);1;3))+ 5)/7)" office:value-type="string" office:string-value="W27" calcext:value-type="string">
            <text:p>W27</text:p>
          </table:table-cell>
          <table:table-cell table:style-name="Default" table:number-columns-repeated="29"/>
          <table:table-cell table:number-columns-repeated="967"/>
        </table:table-row>
        <table:table-row table:style-name="ro1">
          <table:table-cell table:style-name="ce5" table:number-columns-repeated="2"/>
          <table:table-cell table:style-name="ce31" office:value-type="string" calcext:value-type="string">
            <text:p>MONTH</text:p>
          </table:table-cell>
          <table:table-cell table:style-name="ce48"/>
          <table:table-cell table:style-name="ce53" table:formula="of:=UPPER(TEXT([.E6];[$'Date Formatting Strings'.$B$11]))" office:value-type="string" office:string-value="JAN" calcext:value-type="string">
            <text:p>JAN</text:p>
          </table:table-cell>
          <table:table-cell table:style-name="ce53" table:formula="of:=IF(MONTH([.F6])&lt;&gt;MONTH([.E6]);UPPER(TEXT([.F6];[$'Date Formatting Strings'.$B$11]));&quot;&quot;)">
            <text:p/>
          </table:table-cell>
          <table:table-cell table:style-name="ce53" table:formula="of:=IF(MONTH([.G6])&lt;&gt;MONTH([.F6]);UPPER(TEXT([.G6];[$'Date Formatting Strings'.$B$11]));&quot;&quot;)" office:value-type="string" office:string-value="FEB" calcext:value-type="string">
            <text:p>FEB</text:p>
          </table:table-cell>
          <table:table-cell table:style-name="ce53" table:formula="of:=IF(MONTH([.H6])&lt;&gt;MONTH([.G6]);UPPER(TEXT([.H6];[$'Date Formatting Strings'.$B$11]));&quot;&quot;)">
            <text:p/>
          </table:table-cell>
          <table:table-cell table:style-name="ce53" table:formula="of:=IF(MONTH([.I6])&lt;&gt;MONTH([.H6]);UPPER(TEXT([.I6];[$'Date Formatting Strings'.$B$11]));&quot;&quot;)">
            <text:p/>
          </table:table-cell>
          <table:table-cell table:style-name="ce53" table:formula="of:=IF(MONTH([.J6])&lt;&gt;MONTH([.I6]);UPPER(TEXT([.J6];[$'Date Formatting Strings'.$B$11]));&quot;&quot;)">
            <text:p/>
          </table:table-cell>
          <table:table-cell table:style-name="ce53" table:formula="of:=IF(MONTH([.K6])&lt;&gt;MONTH([.J6]);UPPER(TEXT([.K6];[$'Date Formatting Strings'.$B$11]));&quot;&quot;)" office:value-type="string" office:string-value="MAR" calcext:value-type="string">
            <text:p>MAR</text:p>
          </table:table-cell>
          <table:table-cell table:style-name="ce53" table:formula="of:=IF(MONTH([.L6])&lt;&gt;MONTH([.K6]);UPPER(TEXT([.L6];[$'Date Formatting Strings'.$B$11]));&quot;&quot;)">
            <text:p/>
          </table:table-cell>
          <table:table-cell table:style-name="ce53" table:formula="of:=IF(MONTH([.M6])&lt;&gt;MONTH([.L6]);UPPER(TEXT([.M6];[$'Date Formatting Strings'.$B$11]));&quot;&quot;)">
            <text:p/>
          </table:table-cell>
          <table:table-cell table:style-name="ce53" table:formula="of:=IF(MONTH([.N6])&lt;&gt;MONTH([.M6]);UPPER(TEXT([.N6];[$'Date Formatting Strings'.$B$11]));&quot;&quot;)">
            <text:p/>
          </table:table-cell>
          <table:table-cell table:style-name="ce53" table:formula="of:=IF(MONTH([.O6])&lt;&gt;MONTH([.N6]);UPPER(TEXT([.O6];[$'Date Formatting Strings'.$B$11]));&quot;&quot;)" office:value-type="string" office:string-value="APR" calcext:value-type="string">
            <text:p>APR</text:p>
          </table:table-cell>
          <table:table-cell table:style-name="ce53" table:formula="of:=IF(MONTH([.P6])&lt;&gt;MONTH([.O6]);UPPER(TEXT([.P6];[$'Date Formatting Strings'.$B$11]));&quot;&quot;)">
            <text:p/>
          </table:table-cell>
          <table:table-cell table:style-name="ce53" table:formula="of:=IF(MONTH([.Q6])&lt;&gt;MONTH([.P6]);UPPER(TEXT([.Q6];[$'Date Formatting Strings'.$B$11]));&quot;&quot;)">
            <text:p/>
          </table:table-cell>
          <table:table-cell table:style-name="ce53" table:formula="of:=IF(MONTH([.R6])&lt;&gt;MONTH([.Q6]);UPPER(TEXT([.R6];[$'Date Formatting Strings'.$B$11]));&quot;&quot;)">
            <text:p/>
          </table:table-cell>
          <table:table-cell table:style-name="ce53" table:formula="of:=IF(MONTH([.S6])&lt;&gt;MONTH([.R6]);UPPER(TEXT([.S6];[$'Date Formatting Strings'.$B$11]));&quot;&quot;)">
            <text:p/>
          </table:table-cell>
          <table:table-cell table:style-name="ce53" table:formula="of:=IF(MONTH([.T6])&lt;&gt;MONTH([.S6]);UPPER(TEXT([.T6];[$'Date Formatting Strings'.$B$11]));&quot;&quot;)" office:value-type="string" office:string-value="MAY" calcext:value-type="string">
            <text:p>MAY</text:p>
          </table:table-cell>
          <table:table-cell table:style-name="ce53" table:formula="of:=IF(MONTH([.U6])&lt;&gt;MONTH([.T6]);UPPER(TEXT([.U6];[$'Date Formatting Strings'.$B$11]));&quot;&quot;)">
            <text:p/>
          </table:table-cell>
          <table:table-cell table:style-name="ce53" table:formula="of:=IF(MONTH([.V6])&lt;&gt;MONTH([.U6]);UPPER(TEXT([.V6];[$'Date Formatting Strings'.$B$11]));&quot;&quot;)">
            <text:p/>
          </table:table-cell>
          <table:table-cell table:style-name="ce53" table:formula="of:=IF(MONTH([.W6])&lt;&gt;MONTH([.V6]);UPPER(TEXT([.W6];[$'Date Formatting Strings'.$B$11]));&quot;&quot;)">
            <text:p/>
          </table:table-cell>
          <table:table-cell table:style-name="ce53" table:formula="of:=IF(MONTH([.X6])&lt;&gt;MONTH([.W6]);UPPER(TEXT([.X6];[$'Date Formatting Strings'.$B$11]));&quot;&quot;)" office:value-type="string" office:string-value="JUN" calcext:value-type="string">
            <text:p>JUN</text:p>
          </table:table-cell>
          <table:table-cell table:style-name="ce53" table:formula="of:=IF(MONTH([.Y6])&lt;&gt;MONTH([.X6]);UPPER(TEXT([.Y6];[$'Date Formatting Strings'.$B$11]));&quot;&quot;)">
            <text:p/>
          </table:table-cell>
          <table:table-cell table:style-name="ce53" table:formula="of:=IF(MONTH([.Z6])&lt;&gt;MONTH([.Y6]);UPPER(TEXT([.Z6];[$'Date Formatting Strings'.$B$11]));&quot;&quot;)">
            <text:p/>
          </table:table-cell>
          <table:table-cell table:style-name="ce53" table:formula="of:=IF(MONTH([.AA6])&lt;&gt;MONTH([.Z6]);UPPER(TEXT([.AA6];[$'Date Formatting Strings'.$B$11]));&quot;&quot;)">
            <text:p/>
          </table:table-cell>
          <table:table-cell table:style-name="ce53" table:formula="of:=IF(MONTH([.AB6])&lt;&gt;MONTH([.AA6]);UPPER(TEXT([.AB6];[$'Date Formatting Strings'.$B$11]));&quot;&quot;)" office:value-type="string" office:string-value="JUL" calcext:value-type="string">
            <text:p>JUL</text:p>
          </table:table-cell>
          <table:table-cell table:style-name="Default" table:number-columns-repeated="29"/>
          <table:table-cell table:number-columns-repeated="967"/>
        </table:table-row>
        <table:table-row table:style-name="ro1">
          <table:table-cell table:style-name="ce5"/>
          <table:table-cell table:style-name="ce10"/>
          <table:table-cell table:style-name="ce32" office:value-type="string" calcext:value-type="string">
            <text:p>(MON)DAY</text:p>
          </table:table-cell>
          <table:table-cell table:style-name="ce48"/>
          <table:table-cell table:style-name="ce54" table:formula="of:=[.C2]-WEEKDAY([.C2])+2" office:value-type="date" office:date-value="2019-01-21" calcext:value-type="date">
            <text:p>21</text:p>
          </table:table-cell>
          <table:table-cell table:style-name="ce63" table:formula="of:=[.E6]+7" office:value-type="date" office:date-value="2019-01-28" calcext:value-type="date">
            <text:p>28</text:p>
          </table:table-cell>
          <table:table-cell table:style-name="ce63" table:formula="of:=[.F6]+7" office:value-type="date" office:date-value="2019-02-04" calcext:value-type="date">
            <text:p>04</text:p>
          </table:table-cell>
          <table:table-cell table:style-name="ce63" table:formula="of:=[.G6]+7" office:value-type="date" office:date-value="2019-02-11" calcext:value-type="date">
            <text:p>11</text:p>
          </table:table-cell>
          <table:table-cell table:style-name="ce63" table:formula="of:=[.H6]+7" office:value-type="date" office:date-value="2019-02-18" calcext:value-type="date">
            <text:p>18</text:p>
          </table:table-cell>
          <table:table-cell table:style-name="ce77" table:formula="of:=[.I6]+7" office:value-type="date" office:date-value="2019-02-25" calcext:value-type="date">
            <text:p>25</text:p>
          </table:table-cell>
          <table:table-cell table:style-name="ce77" table:formula="of:=[.J6]+7" office:value-type="date" office:date-value="2019-03-04" calcext:value-type="date">
            <text:p>04</text:p>
          </table:table-cell>
          <table:table-cell table:style-name="ce77" table:formula="of:=[.K6]+7" office:value-type="date" office:date-value="2019-03-11" calcext:value-type="date">
            <text:p>11</text:p>
          </table:table-cell>
          <table:table-cell table:style-name="ce63" table:formula="of:=[.L6]+7" office:value-type="date" office:date-value="2019-03-18" calcext:value-type="date">
            <text:p>18</text:p>
          </table:table-cell>
          <table:table-cell table:style-name="ce63" table:formula="of:=[.M6]+7" office:value-type="date" office:date-value="2019-03-25" calcext:value-type="date">
            <text:p>25</text:p>
          </table:table-cell>
          <table:table-cell table:style-name="ce63" table:formula="of:=[.N6]+7" office:value-type="date" office:date-value="2019-04-01" calcext:value-type="date">
            <text:p>01</text:p>
          </table:table-cell>
          <table:table-cell table:style-name="ce63" table:formula="of:=[.O6]+7" office:value-type="date" office:date-value="2019-04-08" calcext:value-type="date">
            <text:p>08</text:p>
          </table:table-cell>
          <table:table-cell table:style-name="ce63" table:formula="of:=[.P6]+7" office:value-type="date" office:date-value="2019-04-15" calcext:value-type="date">
            <text:p>15</text:p>
          </table:table-cell>
          <table:table-cell table:style-name="ce63" table:formula="of:=[.Q6]+7" office:value-type="date" office:date-value="2019-04-22" calcext:value-type="date">
            <text:p>22</text:p>
          </table:table-cell>
          <table:table-cell table:style-name="ce63" table:formula="of:=[.R6]+7" office:value-type="date" office:date-value="2019-04-29" calcext:value-type="date">
            <text:p>29</text:p>
          </table:table-cell>
          <table:table-cell table:style-name="ce63" table:formula="of:=[.S6]+7" office:value-type="date" office:date-value="2019-05-06" calcext:value-type="date">
            <text:p>06</text:p>
          </table:table-cell>
          <table:table-cell table:style-name="ce63" table:formula="of:=[.T6]+7" office:value-type="date" office:date-value="2019-05-13" calcext:value-type="date">
            <text:p>13</text:p>
          </table:table-cell>
          <table:table-cell table:style-name="ce63" table:formula="of:=[.U6]+7" office:value-type="date" office:date-value="2019-05-20" calcext:value-type="date">
            <text:p>20</text:p>
          </table:table-cell>
          <table:table-cell table:style-name="ce63" table:formula="of:=[.V6]+7" office:value-type="date" office:date-value="2019-05-27" calcext:value-type="date">
            <text:p>27</text:p>
          </table:table-cell>
          <table:table-cell table:style-name="ce63" table:formula="of:=[.W6]+7" office:value-type="date" office:date-value="2019-06-03" calcext:value-type="date">
            <text:p>03</text:p>
          </table:table-cell>
          <table:table-cell table:style-name="ce63" table:formula="of:=[.X6]+7" office:value-type="date" office:date-value="2019-06-10" calcext:value-type="date">
            <text:p>10</text:p>
          </table:table-cell>
          <table:table-cell table:style-name="ce63" table:formula="of:=[.Y6]+7" office:value-type="date" office:date-value="2019-06-17" calcext:value-type="date">
            <text:p>17</text:p>
          </table:table-cell>
          <table:table-cell table:style-name="ce63" table:formula="of:=[.Z6]+7" office:value-type="date" office:date-value="2019-06-24" calcext:value-type="date">
            <text:p>24</text:p>
          </table:table-cell>
          <table:table-cell table:style-name="ce63" table:formula="of:=[.AA6]+7" office:value-type="date" office:date-value="2019-07-01" calcext:value-type="date">
            <text:p>01</text:p>
          </table:table-cell>
          <table:table-cell table:style-name="Default" table:number-columns-repeated="29"/>
          <table:table-cell table:number-columns-repeated="967"/>
        </table:table-row>
        <table:table-row table:style-name="ro1">
          <table:table-cell table:style-name="ce108"/>
          <table:table-cell table:style-name="ce11"/>
          <table:table-cell table:style-name="ce33" office:value-type="string" calcext:value-type="string">
            <text:p>Overview Schedule</text:p>
          </table:table-cell>
          <table:table-cell table:style-name="ce48"/>
          <table:table-cell table:style-name="ce57" table:number-columns-repeated="4"/>
          <table:table-cell table:style-name="ce189" table:number-columns-repeated="4"/>
          <table:table-cell table:style-name="ce86" table:number-columns-repeated="7"/>
          <table:table-cell table:style-name="ce202" table:number-columns-repeated="2"/>
          <table:table-cell table:style-name="ce92" table:number-columns-repeated="3"/>
          <table:table-cell table:style-name="ce214"/>
          <table:table-cell table:style-name="ce94" table:number-columns-repeated="3"/>
          <table:table-cell table:style-name="Default" table:number-columns-repeated="29"/>
          <table:table-cell table:number-columns-repeated="967"/>
        </table:table-row>
        <table:table-row table:style-name="ro5">
          <table:table-cell table:style-name="Default"/>
          <table:table-cell table:style-name="ce114"/>
          <table:table-cell table:style-name="ce142" office:value-type="string" calcext:value-type="string">
            <text:p>Deadlines</text:p>
          </table:table-cell>
          <table:table-cell table:style-name="ce48"/>
          <table:table-cell table:style-name="ce170" table:number-columns-repeated="3"/>
          <table:table-cell table:style-name="ce184" office:value-type="string" calcext:value-type="string">
            <text:p><text:s/>Structure Submission</text:p>
          </table:table-cell>
          <table:table-cell table:style-name="ce188" table:number-columns-repeated="3"/>
          <table:table-cell table:style-name="ce184" office:value-type="string" calcext:value-type="string">
            <text:p><text:s/>Pre-Study Submission</text:p>
          </table:table-cell>
          <table:table-cell table:style-name="ce188" table:number-columns-repeated="8"/>
          <table:table-cell table:style-name="ce184" office:value-type="string" calcext:value-type="string">
            <text:p><text:s/>Report Submission</text:p>
          </table:table-cell>
          <table:table-cell table:style-name="ce203" office:value-type="string" calcext:value-type="string">
            <text:p><text:s/>Examiner Submission</text:p>
          </table:table-cell>
          <table:table-cell table:style-name="ce184" office:value-type="string" calcext:value-type="string">
            <text:p><text:s/>Ann B. Submission</text:p>
          </table:table-cell>
          <table:table-cell table:style-name="ce188"/>
          <table:table-cell table:style-name="ce207" office:value-type="string" calcext:value-type="string">
            <text:p><text:s/>Presentation Submission </text:p>
          </table:table-cell>
          <table:table-cell table:style-name="ce94" table:number-columns-repeated="3"/>
          <table:table-cell table:style-name="Default" table:number-columns-repeated="29"/>
          <table:table-cell table:number-columns-repeated="967"/>
        </table:table-row>
        <table:table-row table:style-name="ro1">
          <table:table-cell table:style-name="Default"/>
          <table:table-cell table:style-name="ce115"/>
          <table:table-cell table:style-name="ce143" office:value-type="string" calcext:value-type="string">
            <text:p>Project Structure (3-4 Weeks)</text:p>
          </table:table-cell>
          <table:table-cell table:style-name="ce48"/>
          <table:table-cell table:style-name="ce56" table:number-columns-repeated="3"/>
          <table:table-cell table:style-name="Default" table:number-columns-repeated="4"/>
          <table:table-cell table:style-name="ce64"/>
          <table:table-cell table:style-name="Default" table:number-columns-repeated="3"/>
          <table:table-cell table:style-name="ce64" table:number-columns-repeated="4"/>
          <table:table-cell table:style-name="ce90"/>
          <table:table-cell table:style-name="Default" table:number-columns-repeated="5"/>
          <table:table-cell table:style-name="ce94" table:number-columns-repeated="3"/>
          <table:table-cell table:style-name="Default" table:number-columns-repeated="29"/>
          <table:table-cell table:number-columns-repeated="967"/>
        </table:table-row>
        <table:table-row table:style-name="ro1">
          <table:table-cell table:style-name="Default"/>
          <table:table-cell table:style-name="ce116"/>
          <table:table-cell table:style-name="ce144" office:value-type="string" calcext:value-type="string">
            <text:p>Draft #1</text:p>
          </table:table-cell>
          <table:table-cell table:style-name="ce48"/>
          <table:table-cell table:style-name="ce57" table:number-columns-repeated="2"/>
          <table:table-cell table:style-name="ce56"/>
          <table:table-cell table:style-name="Default" table:number-columns-repeated="4"/>
          <table:table-cell table:style-name="ce64"/>
          <table:table-cell table:style-name="Default" table:number-columns-repeated="3"/>
          <table:table-cell table:style-name="ce64" table:number-columns-repeated="4"/>
          <table:table-cell table:style-name="Default" table:number-columns-repeated="6"/>
          <table:table-cell table:style-name="ce94" table:number-columns-repeated="3"/>
          <table:table-cell table:style-name="Default" table:number-columns-repeated="29"/>
          <table:table-cell table:number-columns-repeated="967"/>
        </table:table-row>
        <table:table-row table:style-name="ro1">
          <table:table-cell table:style-name="Default"/>
          <table:table-cell table:style-name="ce116"/>
          <table:table-cell table:style-name="ce144" office:value-type="string" calcext:value-type="string">
            <text:p>Draft #2</text:p>
          </table:table-cell>
          <table:table-cell table:style-name="ce48"/>
          <table:table-cell table:style-name="ce56" table:number-columns-repeated="2"/>
          <table:table-cell table:style-name="ce57"/>
          <table:table-cell table:style-name="Default" table:number-columns-repeated="4"/>
          <table:table-cell table:style-name="ce64"/>
          <table:table-cell table:style-name="Default" table:number-columns-repeated="3"/>
          <table:table-cell table:style-name="ce64" table:number-columns-repeated="4"/>
          <table:table-cell table:style-name="Default" table:number-columns-repeated="6"/>
          <table:table-cell table:style-name="ce94" table:number-columns-repeated="3"/>
          <table:table-cell table:style-name="Default" table:number-columns-repeated="29"/>
          <table:table-cell table:number-columns-repeated="967"/>
        </table:table-row>
        <table:table-row table:style-name="ro1">
          <table:table-cell/>
          <table:table-cell table:style-name="ce117"/>
          <table:table-cell table:style-name="ce145" office:value-type="string" calcext:value-type="string">
            <text:p>Draft #3</text:p>
          </table:table-cell>
          <table:table-cell table:style-name="ce48"/>
          <table:table-cell table:style-name="ce56" table:number-columns-repeated="3"/>
          <table:table-cell table:style-name="ce185"/>
          <table:table-cell table:style-name="ce56"/>
          <table:table-cell table:style-name="Default" table:number-columns-repeated="2"/>
          <table:table-cell table:style-name="ce64"/>
          <table:table-cell table:style-name="Default" table:number-columns-repeated="3"/>
          <table:table-cell table:style-name="ce64" table:number-columns-repeated="4"/>
          <table:table-cell table:style-name="Default" table:number-columns-repeated="6"/>
          <table:table-cell table:style-name="ce95" table:number-columns-repeated="3"/>
          <table:table-cell table:style-name="ce90" table:number-columns-repeated="29"/>
          <table:table-cell table:number-columns-repeated="967"/>
        </table:table-row>
        <table:table-row table:style-name="ro1">
          <table:table-cell/>
          <table:table-cell table:style-name="ce118"/>
          <table:table-cell table:style-name="ce146" office:value-type="string" calcext:value-type="string">
            <text:p>Pre-Study</text:p>
          </table:table-cell>
          <table:table-cell table:style-name="ce48"/>
          <table:table-cell table:style-name="ce56" table:number-columns-repeated="3"/>
          <table:table-cell table:style-name="Default" table:number-columns-repeated="4"/>
          <table:table-cell table:style-name="ce64"/>
          <table:table-cell table:style-name="Default" table:number-columns-repeated="3"/>
          <table:table-cell table:style-name="ce64" table:number-columns-repeated="4"/>
          <table:table-cell table:style-name="Default" table:number-columns-repeated="6"/>
          <table:table-cell table:style-name="ce95" table:number-columns-repeated="3"/>
          <table:table-cell table:style-name="ce90" table:number-columns-repeated="29"/>
          <table:table-cell table:number-columns-repeated="967"/>
        </table:table-row>
        <table:table-row table:style-name="ro1">
          <table:table-cell/>
          <table:table-cell table:style-name="ce119"/>
          <table:table-cell table:style-name="ce147" office:value-type="string" calcext:value-type="string">
            <text:p>Data-set Evaluation</text:p>
          </table:table-cell>
          <table:table-cell table:style-name="ce48"/>
          <table:table-cell table:style-name="ce56" table:number-columns-repeated="3"/>
          <table:table-cell table:style-name="ce189" table:number-columns-repeated="3"/>
          <table:table-cell table:style-name="Default" table:number-columns-repeated="5"/>
          <table:table-cell table:style-name="ce64" table:number-columns-repeated="4"/>
          <table:table-cell table:style-name="Default" table:number-columns-repeated="6"/>
          <table:table-cell table:style-name="ce95" table:number-columns-repeated="3"/>
          <table:table-cell table:style-name="ce90" table:number-columns-repeated="29"/>
          <table:table-cell table:number-columns-repeated="967"/>
        </table:table-row>
        <table:table-row table:style-name="ro1">
          <table:table-cell/>
          <table:table-cell table:style-name="ce119"/>
          <table:table-cell table:style-name="ce147" office:value-type="string" calcext:value-type="string">
            <text:p>Theory search</text:p>
          </table:table-cell>
          <table:table-cell table:style-name="ce48"/>
          <table:table-cell table:style-name="ce58"/>
          <table:table-cell table:style-name="ce64"/>
          <table:table-cell table:style-name="ce183" table:number-columns-repeated="5"/>
          <table:table-cell table:style-name="Default" table:number-columns-repeated="4"/>
          <table:table-cell table:style-name="ce64" table:number-columns-repeated="4"/>
          <table:table-cell table:style-name="Default" table:number-columns-repeated="6"/>
          <table:table-cell table:style-name="ce95" table:number-columns-repeated="3"/>
          <table:table-cell table:style-name="ce90" table:number-columns-repeated="29"/>
          <table:table-cell table:number-columns-repeated="967"/>
        </table:table-row>
        <table:table-row table:style-name="ro1">
          <table:table-cell/>
          <table:table-cell table:style-name="ce120"/>
          <table:table-cell table:style-name="ce147" office:value-type="string" calcext:value-type="string">
            <text:p>Related Work Search</text:p>
          </table:table-cell>
          <table:table-cell table:style-name="ce48"/>
          <table:table-cell table:style-name="ce58"/>
          <table:table-cell table:style-name="Default" table:number-columns-repeated="5"/>
          <table:table-cell table:style-name="ce79" table:number-columns-repeated="2"/>
          <table:table-cell table:style-name="Default" table:number-columns-repeated="3"/>
          <table:table-cell table:style-name="ce64" table:number-columns-repeated="4"/>
          <table:table-cell table:style-name="Default" table:number-columns-repeated="6"/>
          <table:table-cell table:style-name="ce95" table:number-columns-repeated="3"/>
          <table:table-cell table:style-name="ce90" table:number-columns-repeated="29"/>
          <table:table-cell table:number-columns-repeated="967"/>
        </table:table-row>
        <table:table-row table:style-name="ro1">
          <table:table-cell/>
          <table:table-cell table:style-name="ce121"/>
          <table:table-cell table:style-name="ce147" office:value-type="string" calcext:value-type="string">
            <text:p>Summary &amp; Refining Resources</text:p>
          </table:table-cell>
          <table:table-cell table:style-name="ce48"/>
          <table:table-cell table:style-name="ce58"/>
          <table:table-cell table:style-name="Default" table:number-columns-repeated="6"/>
          <table:table-cell table:style-name="ce192"/>
          <table:table-cell table:style-name="Default" table:number-columns-repeated="3"/>
          <table:table-cell table:style-name="ce64" table:number-columns-repeated="4"/>
          <table:table-cell table:style-name="Default" table:number-columns-repeated="6"/>
          <table:table-cell table:style-name="ce95" table:number-columns-repeated="3"/>
          <table:table-cell table:style-name="ce90" table:number-columns-repeated="29"/>
          <table:table-cell table:number-columns-repeated="967"/>
        </table:table-row>
        <table:table-row table:style-name="ro1">
          <table:table-cell/>
          <table:table-cell table:style-name="ce122"/>
          <table:table-cell table:style-name="ce148" office:value-type="string" calcext:value-type="string">
            <text:p>Introduction Draft</text:p>
          </table:table-cell>
          <table:table-cell table:style-name="ce48"/>
          <table:table-cell table:style-name="ce58"/>
          <table:table-cell table:style-name="Default" table:number-columns-repeated="6"/>
          <table:table-cell table:style-name="ce79"/>
          <table:table-cell table:style-name="Default" table:number-columns-repeated="3"/>
          <table:table-cell table:style-name="ce64" table:number-columns-repeated="4"/>
          <table:table-cell table:style-name="Default" table:number-columns-repeated="6"/>
          <table:table-cell table:style-name="ce95" table:number-columns-repeated="3"/>
          <table:table-cell table:style-name="ce90" table:number-columns-repeated="29"/>
          <table:table-cell table:number-columns-repeated="967"/>
        </table:table-row>
        <table:table-row table:style-name="ro1">
          <table:table-cell table:style-name="ce108"/>
          <table:table-cell table:style-name="ce11"/>
          <table:table-cell table:style-name="ce33" office:value-type="string" calcext:value-type="string">
            <text:p>Part 3 (8-10 Weeks)</text:p>
          </table:table-cell>
          <table:table-cell table:style-name="ce48"/>
          <table:table-cell table:style-name="ce58"/>
          <table:table-cell table:style-name="Default" table:number-columns-repeated="6"/>
          <table:table-cell table:style-name="ce64"/>
          <table:table-cell table:style-name="Default" table:number-columns-repeated="3"/>
          <table:table-cell table:style-name="ce64" table:number-columns-repeated="4"/>
          <table:table-cell table:style-name="Default" table:number-columns-repeated="6"/>
          <table:table-cell table:style-name="ce95" table:number-columns-repeated="3"/>
          <table:table-cell table:style-name="ce90" table:number-columns-repeated="29"/>
          <table:table-cell table:number-columns-repeated="967"/>
        </table:table-row>
        <table:table-row table:style-name="ro1">
          <table:table-cell/>
          <table:table-cell table:style-name="ce123"/>
          <table:table-cell table:style-name="ce149" office:value-type="string" calcext:value-type="string">
            <text:p>Methodology</text:p>
          </table:table-cell>
          <table:table-cell table:style-name="ce48"/>
          <table:table-cell table:style-name="ce58"/>
          <table:table-cell table:style-name="Default" table:number-columns-repeated="6"/>
          <table:table-cell table:style-name="ce64"/>
          <table:table-cell table:style-name="Default" table:number-columns-repeated="3"/>
          <table:table-cell table:style-name="ce64" table:number-columns-repeated="4"/>
          <table:table-cell table:style-name="Default" table:number-columns-repeated="6"/>
          <table:table-cell table:style-name="ce95" table:number-columns-repeated="3"/>
          <table:table-cell table:style-name="ce90" table:number-columns-repeated="29"/>
          <table:table-cell table:number-columns-repeated="967"/>
        </table:table-row>
        <table:table-row table:style-name="ro1">
          <table:table-cell table:style-name="ce8"/>
          <table:table-cell table:style-name="ce124"/>
          <table:table-cell table:style-name="ce150" office:value-type="string" calcext:value-type="string">
            <text:p>Finding &amp; Deciding on tools</text:p>
          </table:table-cell>
          <table:table-cell table:style-name="ce49"/>
          <table:table-cell table:style-name="Default" table:number-columns-repeated="7"/>
          <table:table-cell table:style-name="ce83" table:number-columns-repeated="2"/>
          <table:table-cell table:style-name="Default" table:number-columns-repeated="12"/>
          <table:table-cell table:style-name="ce94" table:number-columns-repeated="3"/>
          <table:table-cell table:style-name="Default" table:number-columns-repeated="29"/>
          <table:table-cell table:number-columns-repeated="967"/>
        </table:table-row>
        <table:table-row table:style-name="ro1">
          <table:table-cell/>
          <table:table-cell table:style-name="ce124"/>
          <table:table-cell table:style-name="ce150" office:value-type="string" calcext:value-type="string">
            <text:p>Writing Background</text:p>
          </table:table-cell>
          <table:table-cell table:style-name="ce49"/>
          <table:table-cell table:style-name="ce58" table:number-columns-repeated="3"/>
          <table:table-cell table:style-name="Default" table:number-columns-repeated="4"/>
          <table:table-cell table:style-name="ce58"/>
          <table:table-cell table:style-name="ce195" table:number-columns-repeated="2"/>
          <table:table-cell table:style-name="Default" table:number-columns-repeated="3"/>
          <table:table-cell table:style-name="ce58" table:number-columns-repeated="2"/>
          <table:table-cell table:style-name="Default" table:number-columns-repeated="6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24"/>
          <table:table-cell table:style-name="ce150" office:value-type="string" calcext:value-type="string">
            <text:p>Writing Method</text:p>
          </table:table-cell>
          <table:table-cell table:style-name="ce49"/>
          <table:table-cell table:style-name="ce58" table:number-columns-repeated="3"/>
          <table:table-cell table:style-name="Default" table:number-columns-repeated="2"/>
          <table:table-cell table:style-name="ce58" table:number-columns-repeated="3"/>
          <table:table-cell table:style-name="ce195" table:number-columns-repeated="2"/>
          <table:table-cell table:style-name="Default" table:number-columns-repeated="3"/>
          <table:table-cell table:style-name="ce58" table:number-columns-repeated="2"/>
          <table:table-cell table:style-name="Default" table:number-columns-repeated="6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25"/>
          <table:table-cell table:style-name="ce151"/>
          <table:table-cell table:style-name="ce49"/>
          <table:table-cell table:style-name="ce58" table:number-columns-repeated="3"/>
          <table:table-cell table:style-name="Default" table:number-columns-repeated="2"/>
          <table:table-cell table:style-name="ce78" table:number-columns-repeated="2"/>
          <table:table-cell table:style-name="ce58"/>
          <table:table-cell table:style-name="Default" table:number-columns-repeated="3"/>
          <table:table-cell table:style-name="ce58" table:number-columns-repeated="4"/>
          <table:table-cell table:style-name="ce59"/>
          <table:table-cell table:style-name="Default" table:number-columns-repeated="5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26"/>
          <table:table-cell table:style-name="ce152" office:value-type="string" calcext:value-type="string">
            <text:p>Implementation</text:p>
          </table:table-cell>
          <table:table-cell table:style-name="ce49"/>
          <table:table-cell table:style-name="ce58" table:number-columns-repeated="3"/>
          <table:table-cell table:style-name="Default" table:number-columns-repeated="2"/>
          <table:table-cell table:style-name="ce58" table:number-columns-repeated="3"/>
          <table:table-cell table:style-name="Default" table:number-columns-repeated="5"/>
          <table:table-cell table:style-name="ce58"/>
          <table:table-cell table:style-name="Default" table:number-columns-repeated="7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27"/>
          <table:table-cell table:style-name="ce153" office:value-type="string" calcext:value-type="string">
            <text:p>Pre-Processing, Feature Selection</text:p>
          </table:table-cell>
          <table:table-cell table:style-name="ce49"/>
          <table:table-cell table:style-name="ce58" table:number-columns-repeated="3"/>
          <table:table-cell table:style-name="Default" table:number-columns-repeated="2"/>
          <table:table-cell table:style-name="ce58" table:number-columns-repeated="3"/>
          <table:table-cell table:style-name="ce86" table:number-columns-repeated="5"/>
          <table:table-cell table:style-name="Default"/>
          <table:table-cell table:style-name="ce58"/>
          <table:table-cell table:style-name="ce59"/>
          <table:table-cell table:style-name="Default" table:number-columns-repeated="5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27"/>
          <table:table-cell table:style-name="ce153" office:value-type="string" calcext:value-type="string">
            <text:p>Multiple Clustering Implementations</text:p>
          </table:table-cell>
          <table:table-cell table:style-name="ce49"/>
          <table:table-cell table:style-name="ce58" table:number-columns-repeated="3"/>
          <table:table-cell table:style-name="Default" table:number-columns-repeated="2"/>
          <table:table-cell table:style-name="ce58" table:number-columns-repeated="3"/>
          <table:table-cell table:style-name="Default" table:number-columns-repeated="2"/>
          <table:table-cell table:style-name="ce86" table:number-columns-repeated="5"/>
          <table:table-cell table:style-name="ce59"/>
          <table:table-cell table:style-name="Default" table:number-columns-repeated="5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27"/>
          <table:table-cell table:style-name="ce153" office:value-type="string" calcext:value-type="string">
            <text:p>Sampling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58" table:number-columns-repeated="2"/>
          <table:table-cell table:style-name="ce86" table:number-columns-repeated="2"/>
          <table:table-cell table:style-name="ce59"/>
          <table:table-cell table:style-name="Default" table:number-columns-repeated="5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27"/>
          <table:table-cell table:style-name="ce153" office:value-type="string" calcext:value-type="string">
            <text:p>Refining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59" table:number-columns-repeated="3"/>
          <table:table-cell table:style-name="ce86"/>
          <table:table-cell table:style-name="ce87"/>
          <table:table-cell table:style-name="Default"/>
          <table:table-cell table:style-name="ce59"/>
          <table:table-cell table:style-name="Default" table:number-columns-repeated="3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28"/>
          <table:table-cell table:style-name="ce154" office:value-type="string" calcext:value-type="string">
            <text:p>Implementation writing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87" table:number-columns-repeated="5"/>
          <table:table-cell table:style-name="Default"/>
          <table:table-cell table:style-name="ce59"/>
          <table:table-cell table:style-name="Default" table:number-columns-repeated="3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29"/>
          <table:table-cell table:style-name="ce155" office:value-type="string" calcext:value-type="string">
            <text:p>Result &amp; Discussion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59" table:number-columns-repeated="3"/>
          <table:table-cell table:style-name="Default" table:number-columns-repeated="3"/>
          <table:table-cell table:style-name="ce59" table:number-columns-repeated="4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30"/>
          <table:table-cell table:style-name="ce156" office:value-type="string" calcext:value-type="string">
            <text:p>Result Gathering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88" table:number-columns-repeated="5"/>
          <table:table-cell table:style-name="Default"/>
          <table:table-cell table:style-name="ce59" table:number-columns-repeated="4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30"/>
          <table:table-cell table:style-name="ce156" office:value-type="string" calcext:value-type="string">
            <text:p>Direct Evaluation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59" table:number-columns-repeated="3"/>
          <table:table-cell table:style-name="ce88"/>
          <table:table-cell table:style-name="Default" table:number-columns-repeated="2"/>
          <table:table-cell table:style-name="ce59" table:number-columns-repeated="4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30"/>
          <table:table-cell table:style-name="ce156" office:value-type="string" calcext:value-type="string">
            <text:p>Writing Results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59" table:number-columns-repeated="2"/>
          <table:table-cell table:style-name="ce88" table:number-columns-repeated="3"/>
          <table:table-cell table:style-name="Default"/>
          <table:table-cell table:style-name="ce59" table:number-columns-repeated="4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30"/>
          <table:table-cell table:style-name="ce156" office:value-type="string" calcext:value-type="string">
            <text:p>Writing Discussion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59" table:number-columns-repeated="3"/>
          <table:table-cell table:style-name="ce88" table:number-columns-repeated="2"/>
          <table:table-cell table:style-name="Default"/>
          <table:table-cell table:style-name="ce59" table:number-columns-repeated="4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31"/>
          <table:table-cell table:style-name="ce157" office:value-type="string" calcext:value-type="string">
            <text:p>Writing Conclusion &amp; Abstract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59" table:number-columns-repeated="5"/>
          <table:table-cell table:style-name="ce202"/>
          <table:table-cell table:style-name="ce204" office:value-type="string" calcext:value-type="string">
            <text:p>Depending on deadlines</text:p>
          </table:table-cell>
          <table:table-cell table:style-name="ce93"/>
          <table:table-cell table:style-name="ce59" table:number-columns-repeated="2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32"/>
          <table:table-cell table:style-name="ce158" office:value-type="string" calcext:value-type="string">
            <text:p>Refinement (After Submissions)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59" table:number-columns-repeated="5"/>
          <table:table-cell table:style-name="Default" table:number-columns-repeated="5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33"/>
          <table:table-cell table:style-name="ce159" office:value-type="string" calcext:value-type="string">
            <text:p>Refine Report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59" table:number-columns-repeated="5"/>
          <table:table-cell table:style-name="Default"/>
          <table:table-cell table:style-name="ce92" table:number-columns-repeated="2"/>
          <table:table-cell table:style-name="ce59" table:number-columns-repeated="2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/>
          <table:table-cell table:style-name="ce134"/>
          <table:table-cell table:style-name="ce160" office:value-type="string" calcext:value-type="string">
            <text:p>Create Presentation</text:p>
          </table:table-cell>
          <table:table-cell table:style-name="ce49"/>
          <table:table-cell table:style-name="ce59" table:number-columns-repeated="3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59" table:number-columns-repeated="5"/>
          <table:table-cell table:style-name="Default"/>
          <table:table-cell table:style-name="ce59"/>
          <table:table-cell table:style-name="ce92" table:number-columns-repeated="3"/>
          <table:table-cell table:style-name="ce96" table:number-columns-repeated="3"/>
          <table:table-cell table:style-name="ce59" table:number-columns-repeated="29"/>
          <table:table-cell table:number-columns-repeated="967"/>
        </table:table-row>
        <table:table-row table:style-name="ro1">
          <table:table-cell table:number-columns-repeated="4"/>
          <table:table-cell table:style-name="ce59" table:number-columns-repeated="3"/>
          <table:table-cell table:style-name="Default" table:number-columns-repeated="2"/>
          <table:table-cell table:style-name="ce59" table:number-columns-repeated="5"/>
          <table:table-cell table:style-name="Default"/>
          <table:table-cell table:style-name="ce59" table:number-columns-repeated="5"/>
          <table:table-cell table:style-name="Default"/>
          <table:table-cell table:style-name="ce59" table:number-columns-repeated="36"/>
          <table:table-cell table:number-columns-repeated="967"/>
        </table:table-row>
        <table:table-row table:style-name="ro1" table:number-rows-repeated="5">
          <table:table-cell table:number-columns-repeated="4"/>
          <table:table-cell table:style-name="ce59" table:number-columns-repeated="10"/>
          <table:table-cell table:style-name="Default"/>
          <table:table-cell table:style-name="ce59" table:number-columns-repeated="42"/>
          <table:table-cell table:number-columns-repeated="967"/>
        </table:table-row>
        <table:table-row table:style-name="ro1" table:number-rows-repeated="2">
          <table:table-cell table:number-columns-repeated="4"/>
          <table:table-cell table:style-name="ce59" table:number-columns-repeated="10"/>
          <table:table-cell table:style-name="ce85"/>
          <table:table-cell table:style-name="ce59" table:number-columns-repeated="42"/>
          <table:table-cell table:number-columns-repeated="967"/>
        </table:table-row>
        <table:table-row table:style-name="ro1" table:number-rows-repeated="164">
          <table:table-cell table:number-columns-repeated="4"/>
          <table:table-cell table:style-name="ce59" table:number-columns-repeated="53"/>
          <table:table-cell table:number-columns-repeated="967"/>
        </table:table-row>
        <table:table-row table:style-name="ro1">
          <table:table-cell table:number-columns-repeated="2"/>
          <table:table-cell table:style-name="ce47" table:number-columns-repeated="2"/>
          <table:table-cell table:style-name="ce60" table:number-columns-repeated="53"/>
          <table:table-cell table:number-columns-repeated="967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lank Weekly Sheet'.E5:'Blank Weekly Sheet'.AB6">
            <calcext:condition calcext:apply-style-name="ConditionalStyle_3" calcext:value="formula-is(ISEVEN(MONTH([.E$6])))" calcext:base-cell-address="'Blank Weekly Sheet'.E5"/>
          </calcext:conditional-format>
          <calcext:conditional-format calcext:target-range-address="'Blank Weekly Sheet'.E4:'Blank Weekly Sheet'.AB4">
            <calcext:condition calcext:apply-style-name="ConditionalStyle_2" calcext:value="formula-is(ISEVEN(MONTH([.E$6])))" calcext:base-cell-address="'Blank Weekly Sheet'.E4"/>
          </calcext:conditional-format>
          <calcext:conditional-format calcext:target-range-address="'Blank Weekly Sheet'.L8:'Blank Weekly Sheet'.L13 'Blank Weekly Sheet'.L17:'Blank Weekly Sheet'.L21 'Blank Weekly Sheet'.K16:'Blank Weekly Sheet'.L16 'Blank Weekly Sheet'.Z12:'Blank Weekly Sheet'.BE20 'Blank Weekly Sheet'.F15:'Blank Weekly Sheet'.F15 'Blank Weekly Sheet'.M21:'Blank Weekly Sheet'.M21 'Blank Weekly Sheet'.P10:'Blank Weekly Sheet'.S20 'Blank Weekly Sheet'.P9:'Blank Weekly Sheet'.T9 'Blank Weekly Sheet'.Y7:'Blank Weekly Sheet'.Y8 'Blank Weekly Sheet'.U8:'Blank Weekly Sheet'.W8 'Blank Weekly Sheet'.H8:'Blank Weekly Sheet'.H8">
            <calcext:condition calcext:apply-style-name="ConditionalStyle_1" calcext:value="formula-is(MONTH([.F$6])&lt;&gt;MONTH([.E$6]))" calcext:base-cell-address="'Blank Weekly Sheet'.F8"/>
          </calcext:conditional-format>
        </calcext:conditional-formats>
      </table:table>
      <table:table table:name="Date Formatting Strings" table:style-name="ta2">
        <table:table-column table:style-name="co6" table:default-cell-style-name="ce98"/>
        <table:table-column table:style-name="co5" table:number-columns-repeated="1023" table:default-cell-style-name="ce98"/>
        <table:table-row table:style-name="ro1">
          <table:table-cell table:style-name="ce97" office:value-type="string" calcext:value-type="string">
            <text:p>LOCAL SPECIFIC DATE STR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ving trouble displaying dates correctly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cel's Text() function, which is used extensively to auto-format the spreadsheet, uses "text format strings" to trans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date into other representations. However, these text format strings are locale-dependent. For example, in the 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function Text(A1,"MMM") will return the three-letter month acronym (e.g. "MAR" for March) for a date value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 get around this problem without writing macros, I'm storing the format strings here for use in the main workshee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n you change these values, the "Blank Sheet" and "Example Sheets" will updat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string" calcext:value-type="string">
            <text:p>three day month</text:p>
          </table:table-cell>
          <table:table-cell table:style-name="ce101" office:value-type="string" calcext:value-type="string">
            <text:p>mmm</text:p>
          </table:table-cell>
          <table:table-cell table:style-name="ce102" office:value-type="string" calcext:value-type="string">
            <text:p>change to your locale string (see your Excel documentation for Text() function and dat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example, in Turkish, the appropriate strings ar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ree day month</text:p>
          </table:table-cell>
          <table:table-cell office:value-type="string" calcext:value-type="string">
            <text:p>mm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anks to Mehmet CAN, a management consultant based in Turkey, for tracking down this issue and providing the soluti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itonal referenc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rondebruin.nl/international.htm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http://www.excelbanter.com/showthread.php?t=230221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lank Weekly Sheet'.C2:'Blank Weekly Sheet'.C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</number:date-style>
    <number:date-style style:name="N126">
      <number:month number:textual="true"/>
    </number:date-style>
    <number:date-style style:name="N127">
      <number:day-of-week/>
      <number:text> </number:text>
      <number:month number:textual="true"/>
      <number:text> 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7e4bd"/>
      <style:text-properties style:use-window-font-color="true"/>
    </style:style>
    <style:style style:name="ConditionalStyle_5f_2" style:display-name="ConditionalStyle_2" style:family="table-cell" style:parent-style-name="Default">
      <style:table-cell-properties fo:background-color="#93cddd"/>
    </style:style>
    <style:style style:name="ConditionalStyle_5f_1" style:display-name="ConditionalStyle_1" style:family="table-cell" style:parent-style-name="Default">
      <style:table-cell-properties fo:border-bottom="none" fo:border-left="0.74pt solid #b7dee8" fo:border-right="none" fo:border-top="none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8:05:47.833252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nk_20_Weekly_20_Sheet" style:display-name="PageStyle_Blank Weekly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_20_Formatting_20_Strings" style:display-name="PageStyle_Date Formatting Str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9-02-09T18:13:59.267750595</dc:date>
    <meta:generator>LibreOffice/6.1.4.2$Linux_X86_64 LibreOffice_project/10$Build-2</meta:generator>
    <meta:editing-duration>PT20M47S</meta:editing-duration>
    <meta:editing-cycles>5</meta:editing-cycles>
    <meta:document-statistic meta:table-count="2" meta:cell-count="28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